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1" svg:font-family="Consolas" style:font-family-generic="modern" style:font-pitch="fixed"/>
    <style:font-face style:name="Consolas" svg:font-family="Consolas" style:font-adornments="Bold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08cm"/>
    </style:style>
    <style:style style:name="co3" style:family="table-column">
      <style:table-column-properties fo:break-before="auto" style:column-width="2.641cm"/>
    </style:style>
    <style:style style:name="co4" style:family="table-column">
      <style:table-column-properties fo:break-before="auto" style:column-width="1.307cm"/>
    </style:style>
    <style:style style:name="co5" style:family="table-column">
      <style:table-column-properties fo:break-before="auto" style:column-width="2.5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 style:data-style-name="N1">
      <style:table-cell-properties fo:background-color="#cccccc"/>
    </style:style>
    <style:style style:name="ce4" style:family="table-cell" style:parent-style-name="Default" style:data-style-name="N1"/>
    <style:style style:name="ce5" style:family="table-cell" style:parent-style-name="Default" style:data-style-name="N127">
      <style:table-cell-properties fo:border-bottom="none" fo:border-left="0.06pt solid #000000" fo:border-right="none" fo:border-top="0.06pt solid #000000"/>
    </style:style>
    <style:style style:name="ce6" style:family="table-cell" style:parent-style-name="Default" style:data-style-name="N127">
      <style:table-cell-properties fo:border-bottom="none" fo:border-left="0.06pt solid #000000" fo:border-right="none" fo:border-top="none"/>
    </style:style>
    <style:style style:name="ce7" style:family="table-cell" style:parent-style-name="Default" style:data-style-name="N127">
      <style:table-cell-properties fo:border-bottom="0.06pt solid #000000" fo:border-left="0.06pt solid #000000" fo:border-right="none" fo:border-top="none"/>
    </style:style>
    <style:style style:name="ce8" style:family="table-cell" style:parent-style-name="Default" style:data-style-name="N127">
      <style:table-cell-properties fo:border-bottom="none" fo:border-left="0.99pt solid #000000" fo:border-right="none" fo:border-top="0.99pt solid #000000"/>
    </style:style>
    <style:style style:name="ce9" style:family="table-cell" style:parent-style-name="Default" style:data-style-name="N127">
      <style:table-cell-properties fo:border-bottom="none" fo:border-left="0.99pt solid #000000" fo:border-right="none" fo:border-top="none"/>
    </style:style>
    <style:style style:name="ce10" style:family="table-cell" style:parent-style-name="Default" style:data-style-name="N127">
      <style:table-cell-properties fo:border-bottom="0.99pt solid #000000" fo:border-left="0.99pt solid #000000" fo:border-right="none" fo:border-top="none"/>
    </style:style>
    <style:style style:name="ce11" style:family="table-cell" style:parent-style-name="Default" style:data-style-name="N127">
      <style:table-cell-properties fo:border-bottom="none" style:text-align-source="fix" style:repeat-content="false" fo:border-left="none" fo:border-right="0.06pt solid #000000" style:rotation-angle="90" fo:border-top="0.06pt solid #000000" style:vertical-align="middle"/>
      <style:paragraph-properties fo:text-align="center"/>
      <style:text-properties style:font-name="Consolas1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127">
      <style:table-cell-properties fo:border-bottom="none" fo:border-left="none" fo:border-right="0.06pt solid #000000" fo:border-top="none"/>
    </style:style>
    <style:style style:name="ce13" style:family="table-cell" style:parent-style-name="Default" style:data-style-name="N127">
      <style:table-cell-properties fo:border-bottom="0.06pt solid #000000" fo:border-left="none" fo:border-right="0.06pt solid #000000" fo:border-top="none"/>
    </style:style>
    <style:style style:name="ce14" style:family="table-cell" style:parent-style-name="Default" style:data-style-name="N127">
      <style:table-cell-properties fo:border-bottom="0.99pt solid #000000" style:text-align-source="fix" style:repeat-content="false" fo:border-left="none" fo:border-right="0.99pt solid #000000" style:rotation-angle="90" fo:border-top="0.99pt solid #000000" style:vertical-align="middle"/>
      <style:paragraph-properties fo:text-align="center"/>
      <style:text-properties style:font-name="Consolas1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127">
      <style:table-cell-properties fo:border-bottom="none" fo:border-left="none" fo:border-right="0.99pt solid #000000" fo:border-top="none"/>
    </style:style>
    <style:style style:name="ce16" style:family="table-cell" style:parent-style-name="Default" style:data-style-name="N127">
      <style:table-cell-properties fo:border-bottom="0.99pt solid #000000" fo:border-left="none" fo:border-right="0.99pt solid #000000" fo:border-top="none"/>
    </style:style>
    <style:style style:name="ce17" style:family="table-cell" style:parent-style-name="Default" style:data-style-name="N116"/>
    <style:style style:name="ce18" style:family="table-cell" style:parent-style-name="Default" style:data-style-name="N116">
      <style:table-cell-properties fo:border-bottom="none" fo:border-left="none" fo:border-right="none" fo:border-top="0.99pt solid #000000"/>
    </style:style>
    <style:style style:name="ce19" style:family="table-cell" style:parent-style-name="Default" style:data-style-name="N1">
      <style:table-cell-properties fo:border-bottom="none" fo:border-left="0.06pt solid #000000" fo:border-right="none" fo:border-top="0.06pt solid #000000"/>
    </style:style>
    <style:style style:name="ce20" style:family="table-cell" style:parent-style-name="Default" style:data-style-name="N1">
      <style:table-cell-properties fo:border-bottom="none" fo:border-left="0.06pt solid #000000" fo:border-right="none" fo:border-top="none"/>
    </style:style>
    <style:style style:name="ce21" style:family="table-cell" style:parent-style-name="Default" style:data-style-name="N1">
      <style:table-cell-properties fo:border-bottom="0.06pt solid #000000" fo:border-left="0.06pt solid #000000" fo:border-right="none" fo:border-top="none"/>
    </style:style>
    <style:style style:name="ce22" style:family="table-cell" style:parent-style-name="Default" style:data-style-name="N1">
      <style:table-cell-properties fo:border-bottom="none" fo:border-left="0.99pt solid #000000" fo:border-right="none" fo:border-top="0.99pt solid #000000"/>
    </style:style>
    <style:style style:name="ce23" style:family="table-cell" style:parent-style-name="Default" style:data-style-name="N1">
      <style:table-cell-properties fo:border-bottom="none" fo:border-left="0.99pt solid #000000" fo:border-right="none" fo:border-top="none"/>
    </style:style>
    <style:style style:name="ce24" style:family="table-cell" style:parent-style-name="Default" style:data-style-name="N1">
      <style:table-cell-properties fo:border-bottom="0.99pt solid #000000" fo:border-left="0.99pt solid #000000" fo:border-right="none" fo:border-top="none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style:rotation-angle="90" fo:border-top="0.06pt solid #000000" style:vertical-align="middle"/>
      <style:paragraph-properties fo:text-align="center"/>
      <style:text-properties style:font-name="Consolas1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order-bottom="none" fo:border-left="none" fo:border-right="0.06pt solid #000000" style:rotation-angle="90" fo:border-top="none"/>
      <style:text-properties style:font-name="Consolas" fo:font-size="14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0.06pt solid #000000" fo:border-left="none" fo:border-right="0.06pt solid #000000" style:rotation-angle="90" fo:border-top="none"/>
      <style:text-properties style:font-name="Consolas" fo:font-size="14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0.99pt solid #000000" style:text-align-source="fix" style:repeat-content="false" fo:border-left="none" fo:border-right="0.99pt solid #000000" style:rotation-angle="90" fo:border-top="0.99pt solid #000000" style:vertical-align="middle"/>
      <style:paragraph-properties fo:text-align="center"/>
      <style:text-properties style:font-name="Consolas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>
      <style:table-cell-properties fo:border-bottom="none" fo:border-left="none" fo:border-right="0.99pt solid #000000" fo:border-top="none"/>
      <style:text-properties style:font-name="Consolas" fo:font-size="14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0.99pt solid #000000" fo:border-left="none" fo:border-right="0.99pt solid #000000" fo:border-top="none"/>
      <style:text-properties style:font-name="Consolas" fo:font-size="14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3" style:family="text">
      <style:text-properties style:font-name="Consolas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Arial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Consolas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Arial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 fo:color="#0000ff"/>
    </style:style>
    <style:style style:name="T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Arial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Arial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 fo:color="#0000ff"/>
    </style:style>
    <style:style style:name="T7" style:family="text">
      <style:text-properties fo:color="#0000ff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Arial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Arial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0000ff" fo:font-weight="bold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7.346cm" svg:height="13.254cm" svg:x="31.283cm" svg:y="1.782cm">
            <draw:object draw:notify-on-update-of-ranges="Sheet1.A3:Sheet1.A39 Sheet1.C3:Sheet1.C39 Sheet1.D3:Sheet1.D39 Sheet1.K2:Sheet1.K2 Sheet1.K3:Sheet1.K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3" table:default-cell-style-name="ce4"/>
        <table:table-column table:style-name="co2" table:default-cell-style-name="Default"/>
        <table:table-column table:style-name="co1" table:default-cell-style-name="Default"/>
        <table:table-column table:style-name="co3" table:default-cell-style-name="ce6"/>
        <table:table-column table:style-name="co4" table:default-cell-style-name="ce12"/>
        <table:table-column table:style-name="co5" table:default-cell-style-name="ce17"/>
        <table:table-column table:style-name="co3" table:default-cell-style-name="ce17"/>
        <table:table-column table:style-name="co1" table:default-cell-style-name="ce20"/>
        <table:table-column table:style-name="co4" table:default-cell-style-name="ce26"/>
        <table:table-column table:style-name="co1" table:number-columns-repeated="1012" table:default-cell-style-name="Default"/>
        <table:table-row table:style-name="ro1">
          <table:table-cell office:value-type="string" calcext:value-type="string">
            <text:p>Range</text:p>
          </table:table-cell>
          <table:table-cell table:style-name="ce2" office:value-type="float" office:value="780" calcext:value-type="float">
            <text:p>780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6"/>
          <table:table-cell table:number-columns-repeated="1012"/>
        </table:table-row>
        <table:table-row table:style-name="ro2">
          <table:table-cell table:style-name="ce1" office:value-type="string" calcext:value-type="string">
            <text:p>Angle (Ideal)</text:p>
          </table:table-cell>
          <table:table-cell table:style-name="ce1" office:value-type="string" calcext:value-type="string">
            <text:p>Counts</text:p>
          </table:table-cell>
          <table:table-cell table:style-name="ce1" office:value-type="string" calcext:value-type="string">
            <text:p>Linear</text:p>
          </table:table-cell>
          <table:table-cell table:style-name="ce1" office:value-type="string" calcext:value-type="string">
            <text:p>Range – Range x Cos(angle)</text:p>
          </table:table-cell>
          <table:table-cell table:style-name="ce1"/>
          <table:table-cell table:style-name="ce1" office:value-type="string" calcext:value-type="string">
            <text:p>Input_Angle calc</text:p>
          </table:table-cell>
          <table:table-cell table:style-name="ce1" office:value-type="string" calcext:value-type="string">
            <text:p><text:span text:style-name="T1">COS(</text:span><text:span text:style-name="T2">F3</text:span><text:span text:style-name="T1">*PI()/180)</text:span></text:p>
          </table:table-cell>
          <table:table-cell table:style-name="ce1"/>
          <table:table-cell table:style-name="ce1" office:value-type="string" calcext:value-type="string">
            <text:p>Linear granularity (counts/degree)</text:p>
          </table:table-cell>
          <table:table-cell table:style-name="ce1" office:value-type="string" calcext:value-type="string">
            <text:p>Cosine granularity (counts/degree)</text:p>
          </table:table-cell>
          <table:table-cell table:style-name="ce1" office:value-type="string" calcext:value-type="string">
            <text:p>Calculated Cosine</text:p>
          </table:table-cell>
          <table:table-cell table:style-name="ce1" table:number-columns-repeated="1013"/>
        </table:table-row>
        <table:table-row table:style-name="ro1">
          <table:table-cell office:value-type="float" office:value="-90" calcext:value-type="float">
            <text:p>-90</text:p>
          </table:table-cell>
          <table:table-cell table:style-name="ce3" office:value-type="float" office:value="0" calcext:value-type="float">
            <text:p>0</text:p>
          </table:table-cell>
          <table:table-cell table:formula="of:=Range*(ABS([.A3])/ABS(Left_Angle))" office:value-type="float" office:value="780" calcext:value-type="float">
            <text:p>780</text:p>
          </table:table-cell>
          <table:table-cell table:formula="of:=Range-Range*COS([.A3]*PI()/180)" office:value-type="float" office:value="780" calcext:value-type="float">
            <text:p>780</text:p>
          </table:table-cell>
          <table:table-cell/>
          <table:table-cell table:formula="of:=90*[.B3]/(Center-Min)-90" office:value-type="float" office:value="-90" calcext:value-type="float">
            <text:p>-90</text:p>
          </table:table-cell>
          <table:table-cell table:style-name="ce5" table:formula="of:=COS([.F3]*PI()/180)" office:value-type="float" office:value="6.12323399573677E-017" calcext:value-type="float">
            <text:p>0.000</text:p>
          </table:table-cell>
          <table:table-cell table:style-name="ce11" office:value-type="string" calcext:value-type="string" table:number-columns-spanned="1" table:number-rows-spanned="19">
            <text:p><text:span text:style-name="T3">COS(</text:span><text:span text:style-name="T4">Input_Angle</text:span><text:span text:style-name="T3">*PI()/180)</text:span></text:p>
          </table:table-cell>
          <table:table-cell table:style-name="Default" table:number-columns-repeated="2"/>
          <table:table-cell table:style-name="ce19" table:formula="of:=[.G3]*(Center-Min)" office:value-type="float" office:value="0.00000000000003031001" calcext:value-type="float">
            <text:p>0</text:p>
          </table:table-cell>
          <table:table-cell table:style-name="ce25" office:value-type="string" calcext:value-type="string" table:number-columns-spanned="1" table:number-rows-spanned="19">
            <text:p><text:span text:style-name="T7">COS_ratio_low</text:span><text:span text:style-name="T8">*(Center-Min)</text:span></text:p>
          </table:table-cell>
          <table:table-cell table:number-columns-repeated="1012"/>
        </table:table-row>
        <table:table-row table:style-name="ro1">
          <table:table-cell table:formula="of:=[.A3]+ABS([.$A$3])/18" office:value-type="float" office:value="-85" calcext:value-type="float">
            <text:p>-85</text:p>
          </table:table-cell>
          <table:table-cell table:formula="of:=([.A4]-[.$A$3])/ABS(Left_Angle)*(Center-Min)" office:value-type="float" office:value="27.5" calcext:value-type="float">
            <text:p>28</text:p>
          </table:table-cell>
          <table:table-cell table:formula="of:=Range*(ABS([.A4])/ABS(Left_Angle))" office:value-type="float" office:value="736.666666666667" calcext:value-type="float">
            <text:p>737</text:p>
          </table:table-cell>
          <table:table-cell table:formula="of:=Range-Range*COS([.A4]*PI()/180)" office:value-type="float" office:value="712.018520656827" calcext:value-type="float">
            <text:p>712</text:p>
          </table:table-cell>
          <table:table-cell/>
          <table:table-cell table:formula="of:=90*[.B4]/(Center-Min)-90" office:value-type="float" office:value="-85" calcext:value-type="float">
            <text:p>-85</text:p>
          </table:table-cell>
          <table:table-cell table:formula="of:=COS([.F4]*PI()/180)" office:value-type="float" office:value="0.0871557427476581" calcext:value-type="float">
            <text:p>0.087</text:p>
          </table:table-cell>
          <table:covered-table-cell/>
          <table:table-cell table:formula="of:=ABS([.C4]-[.C3])/5" office:value-type="float" office:value="8.66666666666668" calcext:value-type="float">
            <text:p>8.7</text:p>
          </table:table-cell>
          <table:table-cell table:formula="of:=ABS([.D4]-[.D3])/5" office:value-type="float" office:value="13.5962958686347" calcext:value-type="float">
            <text:p>13.6</text:p>
          </table:table-cell>
          <table:table-cell table:formula="of:=[.G4]*(Center-Min)" office:value-type="float" office:value="43.1420926600908" calcext:value-type="float">
            <text:p>43</text:p>
          </table:table-cell>
          <table:covered-table-cell/>
          <table:table-cell table:number-columns-repeated="1012"/>
        </table:table-row>
        <table:table-row table:style-name="ro1">
          <table:table-cell table:formula="of:=[.A4]+ABS([.$A$3])/18" office:value-type="float" office:value="-80" calcext:value-type="float">
            <text:p>-80</text:p>
          </table:table-cell>
          <table:table-cell table:formula="of:=([.A5]-[.$A$3])/ABS(Left_Angle)*(Center-Min)" office:value-type="float" office:value="55" calcext:value-type="float">
            <text:p>55</text:p>
          </table:table-cell>
          <table:table-cell table:formula="of:=Range*(ABS([.A5])/ABS(Left_Angle))" office:value-type="float" office:value="693.333333333333" calcext:value-type="float">
            <text:p>693</text:p>
          </table:table-cell>
          <table:table-cell table:formula="of:=Range-Range*COS([.A5]*PI()/180)" office:value-type="float" office:value="644.554421419794" calcext:value-type="float">
            <text:p>645</text:p>
          </table:table-cell>
          <table:table-cell/>
          <table:table-cell table:formula="of:=90*[.B5]/(Center-Min)-90" office:value-type="float" office:value="-80" calcext:value-type="float">
            <text:p>-80</text:p>
          </table:table-cell>
          <table:table-cell table:formula="of:=COS([.F5]*PI()/180)" office:value-type="float" office:value="0.17364817766693" calcext:value-type="float">
            <text:p>0.174</text:p>
          </table:table-cell>
          <table:covered-table-cell/>
          <table:table-cell table:formula="of:=ABS([.C5]-[.C4])/5" office:value-type="float" office:value="8.66666666666668" calcext:value-type="float">
            <text:p>8.7</text:p>
          </table:table-cell>
          <table:table-cell table:formula="of:=ABS([.D5]-[.D4])/5" office:value-type="float" office:value="13.4928198474065" calcext:value-type="float">
            <text:p>13.5</text:p>
          </table:table-cell>
          <table:table-cell table:formula="of:=[.G5]*(Center-Min)" office:value-type="float" office:value="85.9558479451306" calcext:value-type="float">
            <text:p>86</text:p>
          </table:table-cell>
          <table:covered-table-cell/>
          <table:table-cell table:number-columns-repeated="1012"/>
        </table:table-row>
        <table:table-row table:style-name="ro1">
          <table:table-cell table:formula="of:=[.A5]+ABS([.$A$3])/18" office:value-type="float" office:value="-75" calcext:value-type="float">
            <text:p>-75</text:p>
          </table:table-cell>
          <table:table-cell table:formula="of:=([.A6]-[.$A$3])/ABS(Left_Angle)*(Center-Min)" office:value-type="float" office:value="82.5" calcext:value-type="float">
            <text:p>83</text:p>
          </table:table-cell>
          <table:table-cell table:formula="of:=Range*(ABS([.A6])/ABS(Left_Angle))" office:value-type="float" office:value="650" calcext:value-type="float">
            <text:p>650</text:p>
          </table:table-cell>
          <table:table-cell table:formula="of:=Range-Range*COS([.A6]*PI()/180)" office:value-type="float" office:value="578.121144820034" calcext:value-type="float">
            <text:p>578</text:p>
          </table:table-cell>
          <table:table-cell/>
          <table:table-cell table:formula="of:=90*[.B6]/(Center-Min)-90" office:value-type="float" office:value="-75" calcext:value-type="float">
            <text:p>-75</text:p>
          </table:table-cell>
          <table:table-cell table:formula="of:=COS([.F6]*PI()/180)" office:value-type="float" office:value="0.258819045102521" calcext:value-type="float">
            <text:p>0.259</text:p>
          </table:table-cell>
          <table:covered-table-cell/>
          <table:table-cell table:formula="of:=ABS([.C6]-[.C5])/5" office:value-type="float" office:value="8.66666666666665" calcext:value-type="float">
            <text:p>8.7</text:p>
          </table:table-cell>
          <table:table-cell table:formula="of:=ABS([.D6]-[.D5])/5" office:value-type="float" office:value="13.2866553199521" calcext:value-type="float">
            <text:p>13.3</text:p>
          </table:table-cell>
          <table:table-cell table:formula="of:=[.G6]*(Center-Min)" office:value-type="float" office:value="128.115427325748" calcext:value-type="float">
            <text:p>128</text:p>
          </table:table-cell>
          <table:covered-table-cell/>
          <table:table-cell table:number-columns-repeated="1012"/>
        </table:table-row>
        <table:table-row table:style-name="ro1">
          <table:table-cell table:formula="of:=[.A6]+ABS([.$A$3])/18" office:value-type="float" office:value="-70" calcext:value-type="float">
            <text:p>-70</text:p>
          </table:table-cell>
          <table:table-cell table:formula="of:=([.A7]-[.$A$3])/ABS(Left_Angle)*(Center-Min)" office:value-type="float" office:value="110" calcext:value-type="float">
            <text:p>110</text:p>
          </table:table-cell>
          <table:table-cell table:formula="of:=Range*(ABS([.A7])/ABS(Left_Angle))" office:value-type="float" office:value="606.666666666667" calcext:value-type="float">
            <text:p>607</text:p>
          </table:table-cell>
          <table:table-cell table:formula="of:=Range-Range*COS([.A7]*PI()/180)" office:value-type="float" office:value="513.224288205978" calcext:value-type="float">
            <text:p>513</text:p>
          </table:table-cell>
          <table:table-cell/>
          <table:table-cell table:formula="of:=90*[.B7]/(Center-Min)-90" office:value-type="float" office:value="-70" calcext:value-type="float">
            <text:p>-70</text:p>
          </table:table-cell>
          <table:table-cell table:formula="of:=COS([.F7]*PI()/180)" office:value-type="float" office:value="0.342020143325669" calcext:value-type="float">
            <text:p>0.342</text:p>
          </table:table-cell>
          <table:covered-table-cell/>
          <table:table-cell table:formula="of:=ABS([.C7]-[.C6])/5" office:value-type="float" office:value="8.66666666666668" calcext:value-type="float">
            <text:p>8.7</text:p>
          </table:table-cell>
          <table:table-cell table:formula="of:=ABS([.D7]-[.D6])/5" office:value-type="float" office:value="12.9793713228111" calcext:value-type="float">
            <text:p>13.0</text:p>
          </table:table-cell>
          <table:table-cell table:formula="of:=[.G7]*(Center-Min)" office:value-type="float" office:value="169.299970946206" calcext:value-type="float">
            <text:p>169</text:p>
          </table:table-cell>
          <table:covered-table-cell/>
          <table:table-cell table:number-columns-repeated="1012"/>
        </table:table-row>
        <table:table-row table:style-name="ro1">
          <table:table-cell table:formula="of:=[.A7]+ABS([.$A$3])/18" office:value-type="float" office:value="-65" calcext:value-type="float">
            <text:p>-65</text:p>
          </table:table-cell>
          <table:table-cell table:formula="of:=([.A8]-[.$A$3])/ABS(Left_Angle)*(Center-Min)" office:value-type="float" office:value="137.5" calcext:value-type="float">
            <text:p>138</text:p>
          </table:table-cell>
          <table:table-cell table:formula="of:=Range*(ABS([.A8])/ABS(Left_Angle))" office:value-type="float" office:value="563.333333333333" calcext:value-type="float">
            <text:p>563</text:p>
          </table:table-cell>
          <table:table-cell table:formula="of:=Range-Range*COS([.A8]*PI()/180)" office:value-type="float" office:value="450.357755842254" calcext:value-type="float">
            <text:p>450</text:p>
          </table:table-cell>
          <table:table-cell/>
          <table:table-cell table:formula="of:=90*[.B8]/(Center-Min)-90" office:value-type="float" office:value="-65" calcext:value-type="float">
            <text:p>-65</text:p>
          </table:table-cell>
          <table:table-cell table:formula="of:=COS([.F8]*PI()/180)" office:value-type="float" office:value="0.422618261740699" calcext:value-type="float">
            <text:p>0.423</text:p>
          </table:table-cell>
          <table:covered-table-cell/>
          <table:table-cell table:formula="of:=ABS([.C8]-[.C7])/5" office:value-type="float" office:value="8.66666666666665" calcext:value-type="float">
            <text:p>8.7</text:p>
          </table:table-cell>
          <table:table-cell table:formula="of:=ABS([.D8]-[.D7])/5" office:value-type="float" office:value="12.5733064727448" calcext:value-type="float">
            <text:p>12.6</text:p>
          </table:table-cell>
          <table:table-cell table:formula="of:=[.G8]*(Center-Min)" office:value-type="float" office:value="209.196039561646" calcext:value-type="float">
            <text:p>209</text:p>
          </table:table-cell>
          <table:covered-table-cell/>
          <table:table-cell table:number-columns-repeated="1012"/>
        </table:table-row>
        <table:table-row table:style-name="ro1">
          <table:table-cell table:formula="of:=[.A8]+ABS([.$A$3])/18" office:value-type="float" office:value="-60" calcext:value-type="float">
            <text:p>-60</text:p>
          </table:table-cell>
          <table:table-cell table:formula="of:=([.A9]-[.$A$3])/ABS(Left_Angle)*(Center-Min)" office:value-type="float" office:value="165" calcext:value-type="float">
            <text:p>165</text:p>
          </table:table-cell>
          <table:table-cell table:formula="of:=Range*(ABS([.A9])/ABS(Left_Angle))" office:value-type="float" office:value="520" calcext:value-type="float">
            <text:p>520</text:p>
          </table:table-cell>
          <table:table-cell table:formula="of:=Range-Range*COS([.A9]*PI()/180)" office:value-type="float" office:value="390" calcext:value-type="float">
            <text:p>390</text:p>
          </table:table-cell>
          <table:table-cell/>
          <table:table-cell table:formula="of:=90*[.B9]/(Center-Min)-90" office:value-type="float" office:value="-60" calcext:value-type="float">
            <text:p>-60</text:p>
          </table:table-cell>
          <table:table-cell table:formula="of:=COS([.F9]*PI()/180)" office:value-type="float" office:value="0.5" calcext:value-type="float">
            <text:p>0.500</text:p>
          </table:table-cell>
          <table:covered-table-cell/>
          <table:table-cell table:formula="of:=ABS([.C9]-[.C8])/5" office:value-type="float" office:value="8.66666666666668" calcext:value-type="float">
            <text:p>8.7</text:p>
          </table:table-cell>
          <table:table-cell table:formula="of:=ABS([.D9]-[.D8])/5" office:value-type="float" office:value="12.0715511684509" calcext:value-type="float">
            <text:p>12.1</text:p>
          </table:table-cell>
          <table:table-cell table:formula="of:=[.G9]*(Center-Min)" office:value-type="float" office:value="247.5" calcext:value-type="float">
            <text:p>248</text:p>
          </table:table-cell>
          <table:covered-table-cell/>
          <table:table-cell table:number-columns-repeated="1012"/>
        </table:table-row>
        <table:table-row table:style-name="ro1">
          <table:table-cell table:formula="of:=[.A9]+ABS([.$A$3])/18" office:value-type="float" office:value="-55" calcext:value-type="float">
            <text:p>-55</text:p>
          </table:table-cell>
          <table:table-cell table:formula="of:=([.A10]-[.$A$3])/ABS(Left_Angle)*(Center-Min)" office:value-type="float" office:value="192.5" calcext:value-type="float">
            <text:p>193</text:p>
          </table:table-cell>
          <table:table-cell table:formula="of:=Range*(ABS([.A10])/ABS(Left_Angle))" office:value-type="float" office:value="476.666666666667" calcext:value-type="float">
            <text:p>477</text:p>
          </table:table-cell>
          <table:table-cell table:formula="of:=Range-Range*COS([.A10]*PI()/180)" office:value-type="float" office:value="332.610379646184" calcext:value-type="float">
            <text:p>333</text:p>
          </table:table-cell>
          <table:table-cell/>
          <table:table-cell table:formula="of:=90*[.B10]/(Center-Min)-90" office:value-type="float" office:value="-55" calcext:value-type="float">
            <text:p>-55</text:p>
          </table:table-cell>
          <table:table-cell table:formula="of:=COS([.F10]*PI()/180)" office:value-type="float" office:value="0.573576436351046" calcext:value-type="float">
            <text:p>0.574</text:p>
          </table:table-cell>
          <table:covered-table-cell/>
          <table:table-cell table:formula="of:=ABS([.C10]-[.C9])/5" office:value-type="float" office:value="8.66666666666666" calcext:value-type="float">
            <text:p>8.7</text:p>
          </table:table-cell>
          <table:table-cell table:formula="of:=ABS([.D10]-[.D9])/5" office:value-type="float" office:value="11.4779240707632" calcext:value-type="float">
            <text:p>11.5</text:p>
          </table:table-cell>
          <table:table-cell table:formula="of:=[.G10]*(Center-Min)" office:value-type="float" office:value="283.920335993768" calcext:value-type="float">
            <text:p>284</text:p>
          </table:table-cell>
          <table:covered-table-cell/>
          <table:table-cell table:number-columns-repeated="1012"/>
        </table:table-row>
        <table:table-row table:style-name="ro1">
          <table:table-cell table:formula="of:=[.A10]+ABS([.$A$3])/18" office:value-type="float" office:value="-50" calcext:value-type="float">
            <text:p>-50</text:p>
          </table:table-cell>
          <table:table-cell table:formula="of:=([.A11]-[.$A$3])/ABS(Left_Angle)*(Center-Min)" office:value-type="float" office:value="220" calcext:value-type="float">
            <text:p>220</text:p>
          </table:table-cell>
          <table:table-cell table:formula="of:=Range*(ABS([.A11])/ABS(Left_Angle))" office:value-type="float" office:value="433.333333333333" calcext:value-type="float">
            <text:p>433</text:p>
          </table:table-cell>
          <table:table-cell table:formula="of:=Range-Range*COS([.A11]*PI()/180)" office:value-type="float" office:value="278.625664444499" calcext:value-type="float">
            <text:p>279</text:p>
          </table:table-cell>
          <table:table-cell/>
          <table:table-cell table:formula="of:=90*[.B11]/(Center-Min)-90" office:value-type="float" office:value="-50" calcext:value-type="float">
            <text:p>-50</text:p>
          </table:table-cell>
          <table:table-cell table:formula="of:=COS([.F11]*PI()/180)" office:value-type="float" office:value="0.642787609686539" calcext:value-type="float">
            <text:p>0.643</text:p>
          </table:table-cell>
          <table:covered-table-cell/>
          <table:table-cell table:formula="of:=ABS([.C11]-[.C10])/5" office:value-type="float" office:value="8.66666666666666" calcext:value-type="float">
            <text:p>8.7</text:p>
          </table:table-cell>
          <table:table-cell table:formula="of:=ABS([.D11]-[.D10])/5" office:value-type="float" office:value="10.7969430403369" calcext:value-type="float">
            <text:p>10.8</text:p>
          </table:table-cell>
          <table:table-cell table:formula="of:=[.G11]*(Center-Min)" office:value-type="float" office:value="318.179866794837" calcext:value-type="float">
            <text:p>318</text:p>
          </table:table-cell>
          <table:covered-table-cell/>
          <table:table-cell table:number-columns-repeated="1012"/>
        </table:table-row>
        <table:table-row table:style-name="ro1">
          <table:table-cell table:formula="of:=[.A11]+ABS([.$A$3])/18" office:value-type="float" office:value="-45" calcext:value-type="float">
            <text:p>-45</text:p>
          </table:table-cell>
          <table:table-cell table:formula="of:=([.A12]-[.$A$3])/ABS(Left_Angle)*(Center-Min)" office:value-type="float" office:value="247.5" calcext:value-type="float">
            <text:p>248</text:p>
          </table:table-cell>
          <table:table-cell table:formula="of:=Range*(ABS([.A12])/ABS(Left_Angle))" office:value-type="float" office:value="390" calcext:value-type="float">
            <text:p>390</text:p>
          </table:table-cell>
          <table:table-cell table:formula="of:=Range-Range*COS([.A12]*PI()/180)" office:value-type="float" office:value="228.456710674493" calcext:value-type="float">
            <text:p>228</text:p>
          </table:table-cell>
          <table:table-cell/>
          <table:table-cell table:formula="of:=90*[.B12]/(Center-Min)-90" office:value-type="float" office:value="-45" calcext:value-type="float">
            <text:p>-45</text:p>
          </table:table-cell>
          <table:table-cell table:formula="of:=COS([.F12]*PI()/180)" office:value-type="float" office:value="0.707106781186548" calcext:value-type="float">
            <text:p>0.707</text:p>
          </table:table-cell>
          <table:covered-table-cell/>
          <table:table-cell table:formula="of:=ABS([.C12]-[.C11])/5" office:value-type="float" office:value="8.66666666666668" calcext:value-type="float">
            <text:p>8.7</text:p>
          </table:table-cell>
          <table:table-cell table:formula="of:=ABS([.D12]-[.D11])/5" office:value-type="float" office:value="10.0337907540013" calcext:value-type="float">
            <text:p>10.0</text:p>
          </table:table-cell>
          <table:table-cell table:formula="of:=[.G12]*(Center-Min)" office:value-type="float" office:value="350.017856687341" calcext:value-type="float">
            <text:p>350</text:p>
          </table:table-cell>
          <table:covered-table-cell/>
          <table:table-cell table:number-columns-repeated="1012"/>
        </table:table-row>
        <table:table-row table:style-name="ro1">
          <table:table-cell table:formula="of:=[.A12]+ABS([.$A$3])/18" office:value-type="float" office:value="-40" calcext:value-type="float">
            <text:p>-40</text:p>
          </table:table-cell>
          <table:table-cell table:formula="of:=([.A13]-[.$A$3])/ABS(Left_Angle)*(Center-Min)" office:value-type="float" office:value="275" calcext:value-type="float">
            <text:p>275</text:p>
          </table:table-cell>
          <table:table-cell table:formula="of:=Range*(ABS([.A13])/ABS(Left_Angle))" office:value-type="float" office:value="346.666666666667" calcext:value-type="float">
            <text:p>347</text:p>
          </table:table-cell>
          <table:table-cell table:formula="of:=Range-Range*COS([.A13]*PI()/180)" office:value-type="float" office:value="182.485334367197" calcext:value-type="float">
            <text:p>182</text:p>
          </table:table-cell>
          <table:table-cell/>
          <table:table-cell table:formula="of:=90*[.B13]/(Center-Min)-90" office:value-type="float" office:value="-40" calcext:value-type="float">
            <text:p>-40</text:p>
          </table:table-cell>
          <table:table-cell table:formula="of:=COS([.F13]*PI()/180)" office:value-type="float" office:value="0.766044443118978" calcext:value-type="float">
            <text:p>0.766</text:p>
          </table:table-cell>
          <table:covered-table-cell/>
          <table:table-cell table:formula="of:=ABS([.C13]-[.C12])/5" office:value-type="float" office:value="8.66666666666668" calcext:value-type="float">
            <text:p>8.7</text:p>
          </table:table-cell>
          <table:table-cell table:formula="of:=ABS([.D13]-[.D12])/5" office:value-type="float" office:value="9.19427526145914" calcext:value-type="float">
            <text:p>9.2</text:p>
          </table:table-cell>
          <table:table-cell table:formula="of:=[.G13]*(Center-Min)" office:value-type="float" office:value="379.191999343894" calcext:value-type="float">
            <text:p>379</text:p>
          </table:table-cell>
          <table:covered-table-cell/>
          <table:table-cell table:number-columns-repeated="1012"/>
        </table:table-row>
        <table:table-row table:style-name="ro1">
          <table:table-cell table:formula="of:=[.A13]+ABS([.$A$3])/18" office:value-type="float" office:value="-35" calcext:value-type="float">
            <text:p>-35</text:p>
          </table:table-cell>
          <table:table-cell table:formula="of:=([.A14]-[.$A$3])/ABS(Left_Angle)*(Center-Min)" office:value-type="float" office:value="302.5" calcext:value-type="float">
            <text:p>303</text:p>
          </table:table-cell>
          <table:table-cell table:formula="of:=Range*(ABS([.A14])/ABS(Left_Angle))" office:value-type="float" office:value="303.333333333333" calcext:value-type="float">
            <text:p>303</text:p>
          </table:table-cell>
          <table:table-cell table:formula="of:=Range-Range*COS([.A14]*PI()/180)" office:value-type="float" office:value="141.061405454586" calcext:value-type="float">
            <text:p>141</text:p>
          </table:table-cell>
          <table:table-cell/>
          <table:table-cell table:formula="of:=90*[.B14]/(Center-Min)-90" office:value-type="float" office:value="-35" calcext:value-type="float">
            <text:p>-35</text:p>
          </table:table-cell>
          <table:table-cell table:formula="of:=COS([.F14]*PI()/180)" office:value-type="float" office:value="0.819152044288992" calcext:value-type="float">
            <text:p>0.819</text:p>
          </table:table-cell>
          <table:covered-table-cell/>
          <table:table-cell table:formula="of:=ABS([.C14]-[.C13])/5" office:value-type="float" office:value="8.66666666666666" calcext:value-type="float">
            <text:p>8.7</text:p>
          </table:table-cell>
          <table:table-cell table:formula="of:=ABS([.D14]-[.D13])/5" office:value-type="float" office:value="8.28478578252216" calcext:value-type="float">
            <text:p>8.3</text:p>
          </table:table-cell>
          <table:table-cell table:formula="of:=[.G14]*(Center-Min)" office:value-type="float" office:value="405.480261923051" calcext:value-type="float">
            <text:p>405</text:p>
          </table:table-cell>
          <table:covered-table-cell/>
          <table:table-cell table:number-columns-repeated="1012"/>
        </table:table-row>
        <table:table-row table:style-name="ro1">
          <table:table-cell table:formula="of:=[.A14]+ABS([.$A$3])/18" office:value-type="float" office:value="-30" calcext:value-type="float">
            <text:p>-30</text:p>
          </table:table-cell>
          <table:table-cell table:formula="of:=([.A15]-[.$A$3])/ABS(Left_Angle)*(Center-Min)" office:value-type="float" office:value="330" calcext:value-type="float">
            <text:p>330</text:p>
          </table:table-cell>
          <table:table-cell table:formula="of:=Range*(ABS([.A15])/ABS(Left_Angle))" office:value-type="float" office:value="260" calcext:value-type="float">
            <text:p>260</text:p>
          </table:table-cell>
          <table:table-cell table:formula="of:=Range-Range*COS([.A15]*PI()/180)" office:value-type="float" office:value="104.500185048138" calcext:value-type="float">
            <text:p>105</text:p>
          </table:table-cell>
          <table:table-cell/>
          <table:table-cell table:formula="of:=90*[.B15]/(Center-Min)-90" office:value-type="float" office:value="-30" calcext:value-type="float">
            <text:p>-30</text:p>
          </table:table-cell>
          <table:table-cell table:formula="of:=COS([.F15]*PI()/180)" office:value-type="float" office:value="0.866025403784439" calcext:value-type="float">
            <text:p>0.866</text:p>
          </table:table-cell>
          <table:covered-table-cell/>
          <table:table-cell table:formula="of:=ABS([.C15]-[.C14])/5" office:value-type="float" office:value="8.66666666666666" calcext:value-type="float">
            <text:p>8.7</text:p>
          </table:table-cell>
          <table:table-cell table:formula="of:=ABS([.D15]-[.D14])/5" office:value-type="float" office:value="7.31224408128971" calcext:value-type="float">
            <text:p>7.3</text:p>
          </table:table-cell>
          <table:table-cell table:formula="of:=[.G15]*(Center-Min)" office:value-type="float" office:value="428.682574873297" calcext:value-type="float">
            <text:p>429</text:p>
          </table:table-cell>
          <table:covered-table-cell/>
          <table:table-cell table:number-columns-repeated="1012"/>
        </table:table-row>
        <table:table-row table:style-name="ro1">
          <table:table-cell table:formula="of:=[.A15]+ABS([.$A$3])/18" office:value-type="float" office:value="-25" calcext:value-type="float">
            <text:p>-25</text:p>
          </table:table-cell>
          <table:table-cell table:formula="of:=([.A16]-[.$A$3])/ABS(Left_Angle)*(Center-Min)" office:value-type="float" office:value="357.5" calcext:value-type="float">
            <text:p>358</text:p>
          </table:table-cell>
          <table:table-cell table:formula="of:=Range*(ABS([.A16])/ABS(Left_Angle))" office:value-type="float" office:value="216.666666666667" calcext:value-type="float">
            <text:p>217</text:p>
          </table:table-cell>
          <table:table-cell table:formula="of:=Range-Range*COS([.A16]*PI()/180)" office:value-type="float" office:value="73.0799261114131" calcext:value-type="float">
            <text:p>73</text:p>
          </table:table-cell>
          <table:table-cell/>
          <table:table-cell table:formula="of:=90*[.B16]/(Center-Min)-90" office:value-type="float" office:value="-25" calcext:value-type="float">
            <text:p>-25</text:p>
          </table:table-cell>
          <table:table-cell table:formula="of:=COS([.F16]*PI()/180)" office:value-type="float" office:value="0.90630778703665" calcext:value-type="float">
            <text:p>0.906</text:p>
          </table:table-cell>
          <table:covered-table-cell/>
          <table:table-cell table:formula="of:=ABS([.C16]-[.C15])/5" office:value-type="float" office:value="8.66666666666666" calcext:value-type="float">
            <text:p>8.7</text:p>
          </table:table-cell>
          <table:table-cell table:formula="of:=ABS([.D16]-[.D15])/5" office:value-type="float" office:value="6.28405178734495" calcext:value-type="float">
            <text:p>6.3</text:p>
          </table:table-cell>
          <table:table-cell table:formula="of:=[.G16]*(Center-Min)" office:value-type="float" office:value="448.622354583142" calcext:value-type="float">
            <text:p>449</text:p>
          </table:table-cell>
          <table:covered-table-cell/>
          <table:table-cell table:number-columns-repeated="1012"/>
        </table:table-row>
        <table:table-row table:style-name="ro1">
          <table:table-cell table:formula="of:=[.A16]+ABS([.$A$3])/18" office:value-type="float" office:value="-20" calcext:value-type="float">
            <text:p>-20</text:p>
          </table:table-cell>
          <table:table-cell table:formula="of:=([.A17]-[.$A$3])/ABS(Left_Angle)*(Center-Min)" office:value-type="float" office:value="385" calcext:value-type="float">
            <text:p>385</text:p>
          </table:table-cell>
          <table:table-cell table:formula="of:=Range*(ABS([.A17])/ABS(Left_Angle))" office:value-type="float" office:value="173.333333333333" calcext:value-type="float">
            <text:p>173</text:p>
          </table:table-cell>
          <table:table-cell table:formula="of:=Range-Range*COS([.A17]*PI()/180)" office:value-type="float" office:value="47.0397557869915" calcext:value-type="float">
            <text:p>47</text:p>
          </table:table-cell>
          <table:table-cell/>
          <table:table-cell table:formula="of:=90*[.B17]/(Center-Min)-90" office:value-type="float" office:value="-20" calcext:value-type="float">
            <text:p>-20</text:p>
          </table:table-cell>
          <table:table-cell table:formula="of:=COS([.F17]*PI()/180)" office:value-type="float" office:value="0.939692620785908" calcext:value-type="float">
            <text:p>0.940</text:p>
          </table:table-cell>
          <table:covered-table-cell/>
          <table:table-cell table:formula="of:=ABS([.C17]-[.C16])/5" office:value-type="float" office:value="8.66666666666668" calcext:value-type="float">
            <text:p>8.7</text:p>
          </table:table-cell>
          <table:table-cell table:formula="of:=ABS([.D17]-[.D16])/5" office:value-type="float" office:value="5.20803406488433" calcext:value-type="float">
            <text:p>5.2</text:p>
          </table:table-cell>
          <table:table-cell table:formula="of:=[.G17]*(Center-Min)" office:value-type="float" office:value="465.147847289025" calcext:value-type="float">
            <text:p>465</text:p>
          </table:table-cell>
          <table:covered-table-cell/>
          <table:table-cell table:number-columns-repeated="1012"/>
        </table:table-row>
        <table:table-row table:style-name="ro1">
          <table:table-cell table:formula="of:=[.A17]+ABS([.$A$3])/18" office:value-type="float" office:value="-15" calcext:value-type="float">
            <text:p>-15</text:p>
          </table:table-cell>
          <table:table-cell table:formula="of:=([.A18]-[.$A$3])/ABS(Left_Angle)*(Center-Min)" office:value-type="float" office:value="412.5" calcext:value-type="float">
            <text:p>413</text:p>
          </table:table-cell>
          <table:table-cell table:formula="of:=Range*(ABS([.A18])/ABS(Left_Angle))" office:value-type="float" office:value="130" calcext:value-type="float">
            <text:p>130</text:p>
          </table:table-cell>
          <table:table-cell table:formula="of:=Range-Range*COS([.A18]*PI()/180)" office:value-type="float" office:value="26.5778554945267" calcext:value-type="float">
            <text:p>27</text:p>
          </table:table-cell>
          <table:table-cell/>
          <table:table-cell table:formula="of:=90*[.B18]/(Center-Min)-90" office:value-type="float" office:value="-15" calcext:value-type="float">
            <text:p>-15</text:p>
          </table:table-cell>
          <table:table-cell table:formula="of:=COS([.F18]*PI()/180)" office:value-type="float" office:value="0.965925826289068" calcext:value-type="float">
            <text:p>0.966</text:p>
          </table:table-cell>
          <table:covered-table-cell/>
          <table:table-cell table:formula="of:=ABS([.C18]-[.C17])/5" office:value-type="float" office:value="8.66666666666666" calcext:value-type="float">
            <text:p>8.7</text:p>
          </table:table-cell>
          <table:table-cell table:formula="of:=ABS([.D18]-[.D17])/5" office:value-type="float" office:value="4.09238005849295" calcext:value-type="float">
            <text:p>4.1</text:p>
          </table:table-cell>
          <table:table-cell table:formula="of:=[.G18]*(Center-Min)" office:value-type="float" office:value="478.133284013089" calcext:value-type="float">
            <text:p>478</text:p>
          </table:table-cell>
          <table:covered-table-cell/>
          <table:table-cell table:number-columns-repeated="1012"/>
        </table:table-row>
        <table:table-row table:style-name="ro1">
          <table:table-cell table:formula="of:=[.A18]+ABS([.$A$3])/18" office:value-type="float" office:value="-10" calcext:value-type="float">
            <text:p>-10</text:p>
          </table:table-cell>
          <table:table-cell table:formula="of:=([.A19]-[.$A$3])/ABS(Left_Angle)*(Center-Min)" office:value-type="float" office:value="440" calcext:value-type="float">
            <text:p>440</text:p>
          </table:table-cell>
          <table:table-cell table:formula="of:=Range*(ABS([.A19])/ABS(Left_Angle))" office:value-type="float" office:value="86.6666666666667" calcext:value-type="float">
            <text:p>87</text:p>
          </table:table-cell>
          <table:table-cell table:formula="of:=Range-Range*COS([.A19]*PI()/180)" office:value-type="float" office:value="11.8499526504777" calcext:value-type="float">
            <text:p>12</text:p>
          </table:table-cell>
          <table:table-cell/>
          <table:table-cell table:formula="of:=90*[.B19]/(Center-Min)-90" office:value-type="float" office:value="-10" calcext:value-type="float">
            <text:p>-10</text:p>
          </table:table-cell>
          <table:table-cell table:formula="of:=COS([.F19]*PI()/180)" office:value-type="float" office:value="0.984807753012208" calcext:value-type="float">
            <text:p>0.985</text:p>
          </table:table-cell>
          <table:covered-table-cell/>
          <table:table-cell table:formula="of:=ABS([.C19]-[.C18])/5" office:value-type="float" office:value="8.66666666666667" calcext:value-type="float">
            <text:p>8.7</text:p>
          </table:table-cell>
          <table:table-cell table:formula="of:=ABS([.D19]-[.D18])/5" office:value-type="float" office:value="2.9455805688098" calcext:value-type="float">
            <text:p>2.9</text:p>
          </table:table-cell>
          <table:table-cell table:formula="of:=[.G19]*(Center-Min)" office:value-type="float" office:value="487.479837741043" calcext:value-type="float">
            <text:p>487</text:p>
          </table:table-cell>
          <table:covered-table-cell/>
          <table:table-cell table:number-columns-repeated="1012"/>
        </table:table-row>
        <table:table-row table:style-name="ro1">
          <table:table-cell table:formula="of:=[.A19]+ABS([.$A$3])/18" office:value-type="float" office:value="-5" calcext:value-type="float">
            <text:p>-5</text:p>
          </table:table-cell>
          <table:table-cell table:formula="of:=([.A20]-[.$A$3])/ABS(Left_Angle)*(Center-Min)" office:value-type="float" office:value="467.5" calcext:value-type="float">
            <text:p>468</text:p>
          </table:table-cell>
          <table:table-cell table:formula="of:=Range*(ABS([.A20])/ABS(Left_Angle))" office:value-type="float" office:value="43.3333333333333" calcext:value-type="float">
            <text:p>43</text:p>
          </table:table-cell>
          <table:table-cell table:formula="of:=Range-Range*COS([.A20]*PI()/180)" office:value-type="float" office:value="2.96813548843852" calcext:value-type="float">
            <text:p>3</text:p>
          </table:table-cell>
          <table:table-cell/>
          <table:table-cell table:formula="of:=90*[.B20]/(Center-Min)-90" office:value-type="float" office:value="-5" calcext:value-type="float">
            <text:p>-5</text:p>
          </table:table-cell>
          <table:table-cell table:formula="of:=COS([.F20]*PI()/180)" office:value-type="float" office:value="0.996194698091746" calcext:value-type="float">
            <text:p>0.996</text:p>
          </table:table-cell>
          <table:covered-table-cell/>
          <table:table-cell table:formula="of:=ABS([.C20]-[.C19])/5" office:value-type="float" office:value="8.66666666666667" calcext:value-type="float">
            <text:p>8.7</text:p>
          </table:table-cell>
          <table:table-cell table:formula="of:=ABS([.D20]-[.D19])/5" office:value-type="float" office:value="1.77636343240783" calcext:value-type="float">
            <text:p>1.8</text:p>
          </table:table-cell>
          <table:table-cell table:formula="of:=[.G20]*(Center-Min)" office:value-type="float" office:value="493.116375555414" calcext:value-type="float">
            <text:p>493</text:p>
          </table:table-cell>
          <table:covered-table-cell/>
          <table:table-cell table:number-columns-repeated="1012"/>
        </table:table-row>
        <table:table-row table:style-name="ro1">
          <table:table-cell table:formula="of:=[.A20]+ABS([.$A$3])/18" office:value-type="float" office:value="0" calcext:value-type="float">
            <text:p>0</text:p>
          </table:table-cell>
          <table:table-cell table:style-name="ce2" office:value-type="float" office:value="495" calcext:value-type="float">
            <text:p>495</text:p>
          </table:table-cell>
          <table:table-cell table:formula="of:=Range*(ABS([.A21])/ABS(Left_Angle))" office:value-type="float" office:value="0" calcext:value-type="float">
            <text:p>0</text:p>
          </table:table-cell>
          <table:table-cell table:formula="of:=Range-Range*COS([.A21]*PI()/180)" office:value-type="float" office:value="0" calcext:value-type="float">
            <text:p>0</text:p>
          </table:table-cell>
          <table:table-cell/>
          <table:table-cell table:formula="of:=90*[.B21]/(Center-Min)-90" office:value-type="float" office:value="0" calcext:value-type="float">
            <text:p>0</text:p>
          </table:table-cell>
          <table:table-cell table:style-name="ce7" table:formula="of:=COS([.F21]*PI()/180)" office:value-type="float" office:value="1" calcext:value-type="float">
            <text:p>1.000</text:p>
          </table:table-cell>
          <table:covered-table-cell table:style-name="ce13"/>
          <table:table-cell table:formula="of:=ABS([.C21]-[.C20])/5" office:value-type="float" office:value="8.66666666666667" calcext:value-type="float">
            <text:p>8.7</text:p>
          </table:table-cell>
          <table:table-cell table:formula="of:=ABS([.D21]-[.D20])/5" office:value-type="float" office:value="0.593627097687704" calcext:value-type="float">
            <text:p>0.6</text:p>
          </table:table-cell>
          <table:table-cell table:style-name="ce21" table:formula="of:=[.G21]*(Center-Min)" office:value-type="float" office:value="495" calcext:value-type="float">
            <text:p>495</text:p>
          </table:table-cell>
          <table:covered-table-cell table:style-name="ce27"/>
          <table:table-cell table:number-columns-repeated="1012"/>
        </table:table-row>
        <table:table-row table:style-name="ro1">
          <table:table-cell table:formula="of:=[.A21]+([.$A$39]-[.$A$21])/18" office:value-type="float" office:value="5" calcext:value-type="float">
            <text:p>5</text:p>
          </table:table-cell>
          <table:table-cell table:formula="of:=(([.A22]-[.$A$21])/Right_Angle*(Max-Center)+Center)" office:value-type="float" office:value="510.833333333333" calcext:value-type="float">
            <text:p>511</text:p>
          </table:table-cell>
          <table:table-cell table:formula="of:=Range*(ABS([.A22])/Right_Angle)" office:value-type="float" office:value="43.3333333333333" calcext:value-type="float">
            <text:p>43</text:p>
          </table:table-cell>
          <table:table-cell table:formula="of:=Range-Range*COS([.A22]*PI()/180)" office:value-type="float" office:value="2.96813548843852" calcext:value-type="float">
            <text:p>3</text:p>
          </table:table-cell>
          <table:table-cell/>
          <table:table-cell table:formula="of:=90*([.B22]-Center)/(Max-Center)" office:value-type="float" office:value="4.99999999999989" calcext:value-type="float">
            <text:p>4.99999999999989</text:p>
          </table:table-cell>
          <table:table-cell table:style-name="ce8" table:formula="of:=1-COS([.F22]*PI()/180)" office:value-type="float" office:value="0.00380530190825445" calcext:value-type="float">
            <text:p>0.004</text:p>
          </table:table-cell>
          <table:table-cell table:style-name="ce14" office:value-type="string" calcext:value-type="string" table:number-columns-spanned="1" table:number-rows-spanned="18">
            <text:p><text:span text:style-name="T5">1-COS(</text:span><text:span text:style-name="T6">Input_Angle</text:span><text:span text:style-name="T5">*PI()/180)</text:span></text:p>
          </table:table-cell>
          <table:table-cell table:style-name="ce18" table:formula="of:=ABS([.C22]-[.C21])/5" office:value-type="float" office:value="8.66666666666667" calcext:value-type="float">
            <text:p>8.7</text:p>
          </table:table-cell>
          <table:table-cell table:style-name="ce18" table:formula="of:=ABS([.D22]-[.D21])/5" office:value-type="float" office:value="0.593627097687704" calcext:value-type="float">
            <text:p>0.6</text:p>
          </table:table-cell>
          <table:table-cell table:style-name="ce22" table:formula="of:=[.G22]*(Max-Center)+Center" office:value-type="float" office:value="496.084511043853" calcext:value-type="float">
            <text:p>496</text:p>
          </table:table-cell>
          <table:table-cell table:style-name="ce28" office:value-type="string" calcext:value-type="string" table:number-columns-spanned="1" table:number-rows-spanned="18">
            <text:p><text:span text:style-name="T9">Cos_ratio_high</text:span><text:span text:style-name="T10">*(Max-Center)+Center</text:span></text:p>
          </table:table-cell>
          <table:table-cell table:number-columns-repeated="1012"/>
        </table:table-row>
        <table:table-row table:style-name="ro1">
          <table:table-cell table:formula="of:=[.A22]+([.$A$39]-[.$A$21])/18" office:value-type="float" office:value="10" calcext:value-type="float">
            <text:p>10</text:p>
          </table:table-cell>
          <table:table-cell table:formula="of:=(([.A23]-[.$A$21])/Right_Angle*(Max-Center)+Center)" office:value-type="float" office:value="526.666666666667" calcext:value-type="float">
            <text:p>527</text:p>
          </table:table-cell>
          <table:table-cell table:formula="of:=Range*(ABS([.A23])/Right_Angle)" office:value-type="float" office:value="86.6666666666667" calcext:value-type="float">
            <text:p>87</text:p>
          </table:table-cell>
          <table:table-cell table:formula="of:=Range-Range*COS([.A23]*PI()/180)" office:value-type="float" office:value="11.8499526504777" calcext:value-type="float">
            <text:p>12</text:p>
          </table:table-cell>
          <table:table-cell/>
          <table:table-cell table:formula="of:=90*([.B23]-Center)/(Max-Center)" office:value-type="float" office:value="10.0000000000001" calcext:value-type="float">
            <text:p>10.0000000000001</text:p>
          </table:table-cell>
          <table:table-cell table:style-name="ce9" table:formula="of:=1-COS([.F23]*PI()/180)" office:value-type="float" office:value="0.0151922469877919" calcext:value-type="float">
            <text:p>0.015</text:p>
          </table:table-cell>
          <table:covered-table-cell table:style-name="ce15"/>
          <table:table-cell table:formula="of:=ABS([.C23]-[.C22])/5" office:value-type="float" office:value="8.66666666666667" calcext:value-type="float">
            <text:p>8.7</text:p>
          </table:table-cell>
          <table:table-cell table:formula="of:=ABS([.D23]-[.D22])/5" office:value-type="float" office:value="1.77636343240783" calcext:value-type="float">
            <text:p>1.8</text:p>
          </table:table-cell>
          <table:table-cell table:style-name="ce23" table:formula="of:=[.G23]*(Max-Center)+Center" office:value-type="float" office:value="499.329790391521" calcext:value-type="float">
            <text:p>499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23]+([.$A$39]-[.$A$21])/18" office:value-type="float" office:value="15" calcext:value-type="float">
            <text:p>15</text:p>
          </table:table-cell>
          <table:table-cell table:formula="of:=(([.A24]-[.$A$21])/Right_Angle*(Max-Center)+Center)" office:value-type="float" office:value="542.5" calcext:value-type="float">
            <text:p>543</text:p>
          </table:table-cell>
          <table:table-cell table:formula="of:=Range*(ABS([.A24])/Right_Angle)" office:value-type="float" office:value="130" calcext:value-type="float">
            <text:p>130</text:p>
          </table:table-cell>
          <table:table-cell table:formula="of:=Range-Range*COS([.A24]*PI()/180)" office:value-type="float" office:value="26.5778554945267" calcext:value-type="float">
            <text:p>27</text:p>
          </table:table-cell>
          <table:table-cell/>
          <table:table-cell table:formula="of:=90*([.B24]-Center)/(Max-Center)" office:value-type="float" office:value="15" calcext:value-type="float">
            <text:p>15</text:p>
          </table:table-cell>
          <table:table-cell table:style-name="ce9" table:formula="of:=1-COS([.F24]*PI()/180)" office:value-type="float" office:value="0.0340741737109317" calcext:value-type="float">
            <text:p>0.034</text:p>
          </table:table-cell>
          <table:covered-table-cell table:style-name="ce15"/>
          <table:table-cell table:formula="of:=ABS([.C24]-[.C23])/5" office:value-type="float" office:value="8.66666666666667" calcext:value-type="float">
            <text:p>8.7</text:p>
          </table:table-cell>
          <table:table-cell table:formula="of:=ABS([.D24]-[.D23])/5" office:value-type="float" office:value="2.9455805688098" calcext:value-type="float">
            <text:p>2.9</text:p>
          </table:table-cell>
          <table:table-cell table:style-name="ce23" table:formula="of:=[.G24]*(Max-Center)+Center" office:value-type="float" office:value="504.711139507616" calcext:value-type="float">
            <text:p>505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24]+([.$A$39]-[.$A$21])/18" office:value-type="float" office:value="20" calcext:value-type="float">
            <text:p>20</text:p>
          </table:table-cell>
          <table:table-cell table:formula="of:=(([.A25]-[.$A$21])/Right_Angle*(Max-Center)+Center)" office:value-type="float" office:value="558.333333333333" calcext:value-type="float">
            <text:p>558</text:p>
          </table:table-cell>
          <table:table-cell table:formula="of:=Range*(ABS([.A25])/Right_Angle)" office:value-type="float" office:value="173.333333333333" calcext:value-type="float">
            <text:p>173</text:p>
          </table:table-cell>
          <table:table-cell table:formula="of:=Range-Range*COS([.A25]*PI()/180)" office:value-type="float" office:value="47.0397557869915" calcext:value-type="float">
            <text:p>47</text:p>
          </table:table-cell>
          <table:table-cell/>
          <table:table-cell table:formula="of:=90*([.B25]-Center)/(Max-Center)" office:value-type="float" office:value="19.9999999999999" calcext:value-type="float">
            <text:p>19.9999999999999</text:p>
          </table:table-cell>
          <table:table-cell table:style-name="ce9" table:formula="of:=1-COS([.F25]*PI()/180)" office:value-type="float" office:value="0.0603073792140917" calcext:value-type="float">
            <text:p>0.060</text:p>
          </table:table-cell>
          <table:covered-table-cell table:style-name="ce15"/>
          <table:table-cell table:formula="of:=ABS([.C25]-[.C24])/5" office:value-type="float" office:value="8.66666666666666" calcext:value-type="float">
            <text:p>8.7</text:p>
          </table:table-cell>
          <table:table-cell table:formula="of:=ABS([.D25]-[.D24])/5" office:value-type="float" office:value="4.09238005849295" calcext:value-type="float">
            <text:p>4.1</text:p>
          </table:table-cell>
          <table:table-cell table:style-name="ce23" table:formula="of:=[.G25]*(Max-Center)+Center" office:value-type="float" office:value="512.187603076016" calcext:value-type="float">
            <text:p>512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25]+([.$A$39]-[.$A$21])/18" office:value-type="float" office:value="25" calcext:value-type="float">
            <text:p>25</text:p>
          </table:table-cell>
          <table:table-cell table:formula="of:=(([.A26]-[.$A$21])/Right_Angle*(Max-Center)+Center)" office:value-type="float" office:value="574.166666666667" calcext:value-type="float">
            <text:p>574</text:p>
          </table:table-cell>
          <table:table-cell table:formula="of:=Range*(ABS([.A26])/Right_Angle)" office:value-type="float" office:value="216.666666666667" calcext:value-type="float">
            <text:p>217</text:p>
          </table:table-cell>
          <table:table-cell table:formula="of:=Range-Range*COS([.A26]*PI()/180)" office:value-type="float" office:value="73.0799261114131" calcext:value-type="float">
            <text:p>73</text:p>
          </table:table-cell>
          <table:table-cell/>
          <table:table-cell table:formula="of:=90*([.B26]-Center)/(Max-Center)" office:value-type="float" office:value="25.0000000000001" calcext:value-type="float">
            <text:p>25.0000000000001</text:p>
          </table:table-cell>
          <table:table-cell table:style-name="ce9" table:formula="of:=1-COS([.F26]*PI()/180)" office:value-type="float" office:value="0.09369221296335" calcext:value-type="float">
            <text:p>0.094</text:p>
          </table:table-cell>
          <table:covered-table-cell table:style-name="ce15"/>
          <table:table-cell table:formula="of:=ABS([.C26]-[.C25])/5" office:value-type="float" office:value="8.66666666666668" calcext:value-type="float">
            <text:p>8.7</text:p>
          </table:table-cell>
          <table:table-cell table:formula="of:=ABS([.D26]-[.D25])/5" office:value-type="float" office:value="5.20803406488433" calcext:value-type="float">
            <text:p>5.2</text:p>
          </table:table-cell>
          <table:table-cell table:style-name="ce23" table:formula="of:=[.G26]*(Max-Center)+Center" office:value-type="float" office:value="521.702280694555" calcext:value-type="float">
            <text:p>522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26]+([.$A$39]-[.$A$21])/18" office:value-type="float" office:value="30" calcext:value-type="float">
            <text:p>30</text:p>
          </table:table-cell>
          <table:table-cell table:formula="of:=(([.A27]-[.$A$21])/Right_Angle*(Max-Center)+Center)" office:value-type="float" office:value="590" calcext:value-type="float">
            <text:p>590</text:p>
          </table:table-cell>
          <table:table-cell table:formula="of:=Range*(ABS([.A27])/Right_Angle)" office:value-type="float" office:value="260" calcext:value-type="float">
            <text:p>260</text:p>
          </table:table-cell>
          <table:table-cell table:formula="of:=Range-Range*COS([.A27]*PI()/180)" office:value-type="float" office:value="104.500185048138" calcext:value-type="float">
            <text:p>105</text:p>
          </table:table-cell>
          <table:table-cell/>
          <table:table-cell table:formula="of:=90*([.B27]-Center)/(Max-Center)" office:value-type="float" office:value="30" calcext:value-type="float">
            <text:p>30</text:p>
          </table:table-cell>
          <table:table-cell table:style-name="ce9" table:formula="of:=1-COS([.F27]*PI()/180)" office:value-type="float" office:value="0.133974596215561" calcext:value-type="float">
            <text:p>0.134</text:p>
          </table:table-cell>
          <table:covered-table-cell table:style-name="ce15"/>
          <table:table-cell table:formula="of:=ABS([.C27]-[.C26])/5" office:value-type="float" office:value="8.66666666666666" calcext:value-type="float">
            <text:p>8.7</text:p>
          </table:table-cell>
          <table:table-cell table:formula="of:=ABS([.D27]-[.D26])/5" office:value-type="float" office:value="6.28405178734495" calcext:value-type="float">
            <text:p>6.3</text:p>
          </table:table-cell>
          <table:table-cell table:style-name="ce23" table:formula="of:=[.G27]*(Max-Center)+Center" office:value-type="float" office:value="533.182759921435" calcext:value-type="float">
            <text:p>533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27]+([.$A$39]-[.$A$21])/18" office:value-type="float" office:value="35" calcext:value-type="float">
            <text:p>35</text:p>
          </table:table-cell>
          <table:table-cell table:formula="of:=(([.A28]-[.$A$21])/Right_Angle*(Max-Center)+Center)" office:value-type="float" office:value="605.833333333333" calcext:value-type="float">
            <text:p>606</text:p>
          </table:table-cell>
          <table:table-cell table:formula="of:=Range*(ABS([.A28])/Right_Angle)" office:value-type="float" office:value="303.333333333333" calcext:value-type="float">
            <text:p>303</text:p>
          </table:table-cell>
          <table:table-cell table:formula="of:=Range-Range*COS([.A28]*PI()/180)" office:value-type="float" office:value="141.061405454586" calcext:value-type="float">
            <text:p>141</text:p>
          </table:table-cell>
          <table:table-cell/>
          <table:table-cell table:formula="of:=90*([.B28]-Center)/(Max-Center)" office:value-type="float" office:value="34.9999999999999" calcext:value-type="float">
            <text:p>34.9999999999999</text:p>
          </table:table-cell>
          <table:table-cell table:style-name="ce9" table:formula="of:=1-COS([.F28]*PI()/180)" office:value-type="float" office:value="0.180847955711008" calcext:value-type="float">
            <text:p>0.181</text:p>
          </table:table-cell>
          <table:covered-table-cell table:style-name="ce15"/>
          <table:table-cell table:formula="of:=ABS([.C28]-[.C27])/5" office:value-type="float" office:value="8.66666666666666" calcext:value-type="float">
            <text:p>8.7</text:p>
          </table:table-cell>
          <table:table-cell table:formula="of:=ABS([.D28]-[.D27])/5" office:value-type="float" office:value="7.31224408128971" calcext:value-type="float">
            <text:p>7.3</text:p>
          </table:table-cell>
          <table:table-cell table:style-name="ce23" table:formula="of:=[.G28]*(Max-Center)+Center" office:value-type="float" office:value="546.541667377637" calcext:value-type="float">
            <text:p>547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28]+([.$A$39]-[.$A$21])/18" office:value-type="float" office:value="40" calcext:value-type="float">
            <text:p>40</text:p>
          </table:table-cell>
          <table:table-cell table:formula="of:=(([.A29]-[.$A$21])/Right_Angle*(Max-Center)+Center)" office:value-type="float" office:value="621.666666666667" calcext:value-type="float">
            <text:p>622</text:p>
          </table:table-cell>
          <table:table-cell table:formula="of:=Range*(ABS([.A29])/Right_Angle)" office:value-type="float" office:value="346.666666666667" calcext:value-type="float">
            <text:p>347</text:p>
          </table:table-cell>
          <table:table-cell table:formula="of:=Range-Range*COS([.A29]*PI()/180)" office:value-type="float" office:value="182.485334367197" calcext:value-type="float">
            <text:p>182</text:p>
          </table:table-cell>
          <table:table-cell/>
          <table:table-cell table:formula="of:=90*([.B29]-Center)/(Max-Center)" office:value-type="float" office:value="40.0000000000001" calcext:value-type="float">
            <text:p>40.0000000000001</text:p>
          </table:table-cell>
          <table:table-cell table:style-name="ce9" table:formula="of:=1-COS([.F29]*PI()/180)" office:value-type="float" office:value="0.233955556881022" calcext:value-type="float">
            <text:p>0.234</text:p>
          </table:table-cell>
          <table:covered-table-cell table:style-name="ce15"/>
          <table:table-cell table:formula="of:=ABS([.C29]-[.C28])/5" office:value-type="float" office:value="8.66666666666666" calcext:value-type="float">
            <text:p>8.7</text:p>
          </table:table-cell>
          <table:table-cell table:formula="of:=ABS([.D29]-[.D28])/5" office:value-type="float" office:value="8.28478578252216" calcext:value-type="float">
            <text:p>8.3</text:p>
          </table:table-cell>
          <table:table-cell table:style-name="ce23" table:formula="of:=[.G29]*(Max-Center)+Center" office:value-type="float" office:value="561.677333711091" calcext:value-type="float">
            <text:p>562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29]+([.$A$39]-[.$A$21])/18" office:value-type="float" office:value="45" calcext:value-type="float">
            <text:p>45</text:p>
          </table:table-cell>
          <table:table-cell table:formula="of:=(([.A30]-[.$A$21])/Right_Angle*(Max-Center)+Center)" office:value-type="float" office:value="637.5" calcext:value-type="float">
            <text:p>638</text:p>
          </table:table-cell>
          <table:table-cell table:formula="of:=Range*(ABS([.A30])/Right_Angle)" office:value-type="float" office:value="390" calcext:value-type="float">
            <text:p>390</text:p>
          </table:table-cell>
          <table:table-cell table:formula="of:=Range-Range*COS([.A30]*PI()/180)" office:value-type="float" office:value="228.456710674493" calcext:value-type="float">
            <text:p>228</text:p>
          </table:table-cell>
          <table:table-cell/>
          <table:table-cell table:formula="of:=90*([.B30]-Center)/(Max-Center)" office:value-type="float" office:value="45" calcext:value-type="float">
            <text:p>45</text:p>
          </table:table-cell>
          <table:table-cell table:style-name="ce9" table:formula="of:=1-COS([.F30]*PI()/180)" office:value-type="float" office:value="0.292893218813452" calcext:value-type="float">
            <text:p>0.293</text:p>
          </table:table-cell>
          <table:covered-table-cell table:style-name="ce15"/>
          <table:table-cell table:formula="of:=ABS([.C30]-[.C29])/5" office:value-type="float" office:value="8.66666666666668" calcext:value-type="float">
            <text:p>8.7</text:p>
          </table:table-cell>
          <table:table-cell table:formula="of:=ABS([.D30]-[.D29])/5" office:value-type="float" office:value="9.19427526145914" calcext:value-type="float">
            <text:p>9.2</text:p>
          </table:table-cell>
          <table:table-cell table:style-name="ce23" table:formula="of:=[.G30]*(Max-Center)+Center" office:value-type="float" office:value="578.474567361834" calcext:value-type="float">
            <text:p>578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30]+([.$A$39]-[.$A$21])/18" office:value-type="float" office:value="50" calcext:value-type="float">
            <text:p>50</text:p>
          </table:table-cell>
          <table:table-cell table:formula="of:=(([.A31]-[.$A$21])/Right_Angle*(Max-Center)+Center)" office:value-type="float" office:value="653.333333333333" calcext:value-type="float">
            <text:p>653</text:p>
          </table:table-cell>
          <table:table-cell table:formula="of:=Range*(ABS([.A31])/Right_Angle)" office:value-type="float" office:value="433.333333333333" calcext:value-type="float">
            <text:p>433</text:p>
          </table:table-cell>
          <table:table-cell table:formula="of:=Range-Range*COS([.A31]*PI()/180)" office:value-type="float" office:value="278.625664444499" calcext:value-type="float">
            <text:p>279</text:p>
          </table:table-cell>
          <table:table-cell/>
          <table:table-cell table:formula="of:=90*([.B31]-Center)/(Max-Center)" office:value-type="float" office:value="49.9999999999999" calcext:value-type="float">
            <text:p>49.9999999999999</text:p>
          </table:table-cell>
          <table:table-cell table:style-name="ce9" table:formula="of:=1-COS([.F31]*PI()/180)" office:value-type="float" office:value="0.357212390313461" calcext:value-type="float">
            <text:p>0.357</text:p>
          </table:table-cell>
          <table:covered-table-cell table:style-name="ce15"/>
          <table:table-cell table:formula="of:=ABS([.C31]-[.C30])/5" office:value-type="float" office:value="8.66666666666668" calcext:value-type="float">
            <text:p>8.7</text:p>
          </table:table-cell>
          <table:table-cell table:formula="of:=ABS([.D31]-[.D30])/5" office:value-type="float" office:value="10.0337907540013" calcext:value-type="float">
            <text:p>10.0</text:p>
          </table:table-cell>
          <table:table-cell table:style-name="ce23" table:formula="of:=[.G31]*(Max-Center)+Center" office:value-type="float" office:value="596.805531239336" calcext:value-type="float">
            <text:p>597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31]+([.$A$39]-[.$A$21])/18" office:value-type="float" office:value="55" calcext:value-type="float">
            <text:p>55</text:p>
          </table:table-cell>
          <table:table-cell table:formula="of:=(([.A32]-[.$A$21])/Right_Angle*(Max-Center)+Center)" office:value-type="float" office:value="669.166666666667" calcext:value-type="float">
            <text:p>669</text:p>
          </table:table-cell>
          <table:table-cell table:formula="of:=Range*(ABS([.A32])/Right_Angle)" office:value-type="float" office:value="476.666666666667" calcext:value-type="float">
            <text:p>477</text:p>
          </table:table-cell>
          <table:table-cell table:formula="of:=Range-Range*COS([.A32]*PI()/180)" office:value-type="float" office:value="332.610379646184" calcext:value-type="float">
            <text:p>333</text:p>
          </table:table-cell>
          <table:table-cell/>
          <table:table-cell table:formula="of:=90*([.B32]-Center)/(Max-Center)" office:value-type="float" office:value="55.0000000000001" calcext:value-type="float">
            <text:p>55.0000000000001</text:p>
          </table:table-cell>
          <table:table-cell table:style-name="ce9" table:formula="of:=1-COS([.F32]*PI()/180)" office:value-type="float" office:value="0.426423563648954" calcext:value-type="float">
            <text:p>0.426</text:p>
          </table:table-cell>
          <table:covered-table-cell table:style-name="ce15"/>
          <table:table-cell table:formula="of:=ABS([.C32]-[.C31])/5" office:value-type="float" office:value="8.66666666666666" calcext:value-type="float">
            <text:p>8.7</text:p>
          </table:table-cell>
          <table:table-cell table:formula="of:=ABS([.D32]-[.D31])/5" office:value-type="float" office:value="10.7969430403369" calcext:value-type="float">
            <text:p>10.8</text:p>
          </table:table-cell>
          <table:table-cell table:style-name="ce23" table:formula="of:=[.G32]*(Max-Center)+Center" office:value-type="float" office:value="616.530715639952" calcext:value-type="float">
            <text:p>617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32]+([.$A$39]-[.$A$21])/18" office:value-type="float" office:value="60" calcext:value-type="float">
            <text:p>60</text:p>
          </table:table-cell>
          <table:table-cell table:formula="of:=(([.A33]-[.$A$21])/Right_Angle*(Max-Center)+Center)" office:value-type="float" office:value="685" calcext:value-type="float">
            <text:p>685</text:p>
          </table:table-cell>
          <table:table-cell table:formula="of:=Range*(ABS([.A33])/Right_Angle)" office:value-type="float" office:value="520" calcext:value-type="float">
            <text:p>520</text:p>
          </table:table-cell>
          <table:table-cell table:formula="of:=Range-Range*COS([.A33]*PI()/180)" office:value-type="float" office:value="390" calcext:value-type="float">
            <text:p>390</text:p>
          </table:table-cell>
          <table:table-cell/>
          <table:table-cell table:formula="of:=90*([.B33]-Center)/(Max-Center)" office:value-type="float" office:value="60" calcext:value-type="float">
            <text:p>60</text:p>
          </table:table-cell>
          <table:table-cell table:style-name="ce9" table:formula="of:=1-COS([.F33]*PI()/180)" office:value-type="float" office:value="0.5" calcext:value-type="float">
            <text:p>0.500</text:p>
          </table:table-cell>
          <table:covered-table-cell table:style-name="ce15"/>
          <table:table-cell table:formula="of:=ABS([.C33]-[.C32])/5" office:value-type="float" office:value="8.66666666666666" calcext:value-type="float">
            <text:p>8.7</text:p>
          </table:table-cell>
          <table:table-cell table:formula="of:=ABS([.D33]-[.D32])/5" office:value-type="float" office:value="11.4779240707632" calcext:value-type="float">
            <text:p>11.5</text:p>
          </table:table-cell>
          <table:table-cell table:style-name="ce23" table:formula="of:=[.G33]*(Max-Center)+Center" office:value-type="float" office:value="637.5" calcext:value-type="float">
            <text:p>638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33]+([.$A$39]-[.$A$21])/18" office:value-type="float" office:value="65" calcext:value-type="float">
            <text:p>65</text:p>
          </table:table-cell>
          <table:table-cell table:formula="of:=(([.A34]-[.$A$21])/Right_Angle*(Max-Center)+Center)" office:value-type="float" office:value="700.833333333333" calcext:value-type="float">
            <text:p>701</text:p>
          </table:table-cell>
          <table:table-cell table:formula="of:=Range*(ABS([.A34])/Right_Angle)" office:value-type="float" office:value="563.333333333333" calcext:value-type="float">
            <text:p>563</text:p>
          </table:table-cell>
          <table:table-cell table:formula="of:=Range-Range*COS([.A34]*PI()/180)" office:value-type="float" office:value="450.357755842254" calcext:value-type="float">
            <text:p>450</text:p>
          </table:table-cell>
          <table:table-cell/>
          <table:table-cell table:formula="of:=90*([.B34]-Center)/(Max-Center)" office:value-type="float" office:value="64.9999999999999" calcext:value-type="float">
            <text:p>64.9999999999999</text:p>
          </table:table-cell>
          <table:table-cell table:style-name="ce9" table:formula="of:=1-COS([.F34]*PI()/180)" office:value-type="float" office:value="0.577381738259301" calcext:value-type="float">
            <text:p>0.577</text:p>
          </table:table-cell>
          <table:covered-table-cell table:style-name="ce15"/>
          <table:table-cell table:formula="of:=ABS([.C34]-[.C33])/5" office:value-type="float" office:value="8.66666666666668" calcext:value-type="float">
            <text:p>8.7</text:p>
          </table:table-cell>
          <table:table-cell table:formula="of:=ABS([.D34]-[.D33])/5" office:value-type="float" office:value="12.0715511684509" calcext:value-type="float">
            <text:p>12.1</text:p>
          </table:table-cell>
          <table:table-cell table:style-name="ce23" table:formula="of:=[.G34]*(Max-Center)+Center" office:value-type="float" office:value="659.553795403901" calcext:value-type="float">
            <text:p>660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34]+([.$A$39]-[.$A$21])/18" office:value-type="float" office:value="70" calcext:value-type="float">
            <text:p>70</text:p>
          </table:table-cell>
          <table:table-cell table:formula="of:=(([.A35]-[.$A$21])/Right_Angle*(Max-Center)+Center)" office:value-type="float" office:value="716.666666666667" calcext:value-type="float">
            <text:p>717</text:p>
          </table:table-cell>
          <table:table-cell table:formula="of:=Range*(ABS([.A35])/Right_Angle)" office:value-type="float" office:value="606.666666666667" calcext:value-type="float">
            <text:p>607</text:p>
          </table:table-cell>
          <table:table-cell table:formula="of:=Range-Range*COS([.A35]*PI()/180)" office:value-type="float" office:value="513.224288205978" calcext:value-type="float">
            <text:p>513</text:p>
          </table:table-cell>
          <table:table-cell/>
          <table:table-cell table:formula="of:=90*([.B35]-Center)/(Max-Center)" office:value-type="float" office:value="70.0000000000001" calcext:value-type="float">
            <text:p>70.0000000000001</text:p>
          </table:table-cell>
          <table:table-cell table:style-name="ce9" table:formula="of:=1-COS([.F35]*PI()/180)" office:value-type="float" office:value="0.657979856674331" calcext:value-type="float">
            <text:p>0.658</text:p>
          </table:table-cell>
          <table:covered-table-cell table:style-name="ce15"/>
          <table:table-cell table:formula="of:=ABS([.C35]-[.C34])/5" office:value-type="float" office:value="8.66666666666665" calcext:value-type="float">
            <text:p>8.7</text:p>
          </table:table-cell>
          <table:table-cell table:formula="of:=ABS([.D35]-[.D34])/5" office:value-type="float" office:value="12.5733064727448" calcext:value-type="float">
            <text:p>12.6</text:p>
          </table:table-cell>
          <table:table-cell table:style-name="ce23" table:formula="of:=[.G35]*(Max-Center)+Center" office:value-type="float" office:value="682.524259152184" calcext:value-type="float">
            <text:p>683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35]+([.$A$39]-[.$A$21])/18" office:value-type="float" office:value="75" calcext:value-type="float">
            <text:p>75</text:p>
          </table:table-cell>
          <table:table-cell table:formula="of:=(([.A36]-[.$A$21])/Right_Angle*(Max-Center)+Center)" office:value-type="float" office:value="732.5" calcext:value-type="float">
            <text:p>733</text:p>
          </table:table-cell>
          <table:table-cell table:formula="of:=Range*(ABS([.A36])/Right_Angle)" office:value-type="float" office:value="650" calcext:value-type="float">
            <text:p>650</text:p>
          </table:table-cell>
          <table:table-cell table:formula="of:=Range-Range*COS([.A36]*PI()/180)" office:value-type="float" office:value="578.121144820034" calcext:value-type="float">
            <text:p>578</text:p>
          </table:table-cell>
          <table:table-cell/>
          <table:table-cell table:formula="of:=90*([.B36]-Center)/(Max-Center)" office:value-type="float" office:value="75" calcext:value-type="float">
            <text:p>75</text:p>
          </table:table-cell>
          <table:table-cell table:style-name="ce9" table:formula="of:=1-COS([.F36]*PI()/180)" office:value-type="float" office:value="0.741180954897479" calcext:value-type="float">
            <text:p>0.741</text:p>
          </table:table-cell>
          <table:covered-table-cell table:style-name="ce15"/>
          <table:table-cell table:formula="of:=ABS([.C36]-[.C35])/5" office:value-type="float" office:value="8.66666666666668" calcext:value-type="float">
            <text:p>8.7</text:p>
          </table:table-cell>
          <table:table-cell table:formula="of:=ABS([.D36]-[.D35])/5" office:value-type="float" office:value="12.9793713228111" calcext:value-type="float">
            <text:p>13.0</text:p>
          </table:table-cell>
          <table:table-cell table:style-name="ce23" table:formula="of:=[.G36]*(Max-Center)+Center" office:value-type="float" office:value="706.236572145782" calcext:value-type="float">
            <text:p>706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36]+([.$A$39]-[.$A$21])/18" office:value-type="float" office:value="80" calcext:value-type="float">
            <text:p>80</text:p>
          </table:table-cell>
          <table:table-cell table:formula="of:=(([.A37]-[.$A$21])/Right_Angle*(Max-Center)+Center)" office:value-type="float" office:value="748.333333333333" calcext:value-type="float">
            <text:p>748</text:p>
          </table:table-cell>
          <table:table-cell table:formula="of:=Range*(ABS([.A37])/Right_Angle)" office:value-type="float" office:value="693.333333333333" calcext:value-type="float">
            <text:p>693</text:p>
          </table:table-cell>
          <table:table-cell table:formula="of:=Range-Range*COS([.A37]*PI()/180)" office:value-type="float" office:value="644.554421419794" calcext:value-type="float">
            <text:p>645</text:p>
          </table:table-cell>
          <table:table-cell/>
          <table:table-cell table:formula="of:=90*([.B37]-Center)/(Max-Center)" office:value-type="float" office:value="79.9999999999999" calcext:value-type="float">
            <text:p>79.9999999999999</text:p>
          </table:table-cell>
          <table:table-cell table:style-name="ce9" table:formula="of:=1-COS([.F37]*PI()/180)" office:value-type="float" office:value="0.826351822333069" calcext:value-type="float">
            <text:p>0.826</text:p>
          </table:table-cell>
          <table:covered-table-cell table:style-name="ce15"/>
          <table:table-cell table:formula="of:=ABS([.C37]-[.C36])/5" office:value-type="float" office:value="8.66666666666665" calcext:value-type="float">
            <text:p>8.7</text:p>
          </table:table-cell>
          <table:table-cell table:formula="of:=ABS([.D37]-[.D36])/5" office:value-type="float" office:value="13.2866553199521" calcext:value-type="float">
            <text:p>13.3</text:p>
          </table:table-cell>
          <table:table-cell table:style-name="ce23" table:formula="of:=[.G37]*(Max-Center)+Center" office:value-type="float" office:value="730.510269364925" calcext:value-type="float">
            <text:p>731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37]+([.$A$39]-[.$A$21])/18" office:value-type="float" office:value="85" calcext:value-type="float">
            <text:p>85</text:p>
          </table:table-cell>
          <table:table-cell table:formula="of:=(([.A38]-[.$A$21])/Right_Angle*(Max-Center)+Center)" office:value-type="float" office:value="764.166666666667" calcext:value-type="float">
            <text:p>764</text:p>
          </table:table-cell>
          <table:table-cell table:formula="of:=Range*(ABS([.A38])/Right_Angle)" office:value-type="float" office:value="736.666666666667" calcext:value-type="float">
            <text:p>737</text:p>
          </table:table-cell>
          <table:table-cell table:formula="of:=Range-Range*COS([.A38]*PI()/180)" office:value-type="float" office:value="712.018520656827" calcext:value-type="float">
            <text:p>712</text:p>
          </table:table-cell>
          <table:table-cell/>
          <table:table-cell table:formula="of:=90*([.B38]-Center)/(Max-Center)" office:value-type="float" office:value="85.0000000000001" calcext:value-type="float">
            <text:p>85.0000000000001</text:p>
          </table:table-cell>
          <table:table-cell table:style-name="ce9" table:formula="of:=1-COS([.F38]*PI()/180)" office:value-type="float" office:value="0.912844257252342" calcext:value-type="float">
            <text:p>0.913</text:p>
          </table:table-cell>
          <table:covered-table-cell table:style-name="ce15"/>
          <table:table-cell table:formula="of:=ABS([.C38]-[.C37])/5" office:value-type="float" office:value="8.66666666666668" calcext:value-type="float">
            <text:p>8.7</text:p>
          </table:table-cell>
          <table:table-cell table:formula="of:=ABS([.D38]-[.D37])/5" office:value-type="float" office:value="13.4928198474065" calcext:value-type="float">
            <text:p>13.5</text:p>
          </table:table-cell>
          <table:table-cell table:style-name="ce23" table:formula="of:=[.G38]*(Max-Center)+Center" office:value-type="float" office:value="755.160613316918" calcext:value-type="float">
            <text:p>755</text:p>
          </table:table-cell>
          <table:covered-table-cell table:style-name="ce29"/>
          <table:table-cell table:number-columns-repeated="1012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" table:formula="of:=Range" office:value-type="float" office:value="780" calcext:value-type="float">
            <text:p>780</text:p>
          </table:table-cell>
          <table:table-cell table:formula="of:=Range*(ABS([.A39])/Right_Angle)" office:value-type="float" office:value="780" calcext:value-type="float">
            <text:p>780</text:p>
          </table:table-cell>
          <table:table-cell table:formula="of:=Range-Range*COS([.A39]*PI()/180)" office:value-type="float" office:value="780" calcext:value-type="float">
            <text:p>780</text:p>
          </table:table-cell>
          <table:table-cell/>
          <table:table-cell table:formula="of:=90*([.B39]-Center)/(Max-Center)" office:value-type="float" office:value="90" calcext:value-type="float">
            <text:p>90</text:p>
          </table:table-cell>
          <table:table-cell table:style-name="ce10" table:formula="of:=1-COS([.F39]*PI()/180)" office:value-type="float" office:value="1" calcext:value-type="float">
            <text:p>1.000</text:p>
          </table:table-cell>
          <table:covered-table-cell table:style-name="ce16"/>
          <table:table-cell table:formula="of:=ABS([.C39]-[.C38])/5" office:value-type="float" office:value="8.66666666666668" calcext:value-type="float">
            <text:p>8.7</text:p>
          </table:table-cell>
          <table:table-cell table:formula="of:=ABS([.D39]-[.D38])/5" office:value-type="float" office:value="13.5962958686347" calcext:value-type="float">
            <text:p>13.6</text:p>
          </table:table-cell>
          <table:table-cell table:style-name="ce24" table:formula="of:=[.G39]*(Max-Center)+Center" office:value-type="float" office:value="780" calcext:value-type="float">
            <text:p>780</text:p>
          </table:table-cell>
          <table:covered-table-cell table:style-name="ce30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<text:span text:style-name="T1">'=Range-Range*COS(</text:span><text:span text:style-name="T2">Angle</text:span><text:span text:style-name="T1">*PI()/180)</text:span></text:p>
          </table:table-cell>
          <table:table-cell/>
          <table:table-cell office:value-type="string" calcext:value-type="string">
            <text:p><text:span text:style-name="T1">'=90*</text:span><text:span text:style-name="T2">B3</text:span><text:span text:style-name="T1">/(Center-Min)-90</text:span>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<text:span text:style-name="T1">'=90*(</text:span><text:span text:style-name="T2">B22</text:span><text:span text:style-name="T1">-Center)/(Max-Center)</text:span></text:p>
          </table:table-cell>
          <table:table-cell table:style-name="Default" table:number-columns-repeated="6"/>
          <table:table-cell table:number-columns-repeated="1012"/>
        </table:table-row>
      </table:table>
      <table:named-expressions>
        <table:named-range table:name="Center" table:base-cell-address="$Sheet1.$B$21" table:cell-range-address="$Sheet1.$B$21"/>
        <table:named-range table:name="Left_Angle" table:base-cell-address="$Sheet1.$A$3" table:cell-range-address="$Sheet1.$A$3"/>
        <table:named-range table:name="Max" table:base-cell-address="$Sheet1.$B$39" table:cell-range-address="$Sheet1.$B$39"/>
        <table:named-range table:name="Min" table:base-cell-address="$Sheet1.$B$3" table:cell-range-address="$Sheet1.$B$3"/>
        <table:named-range table:name="Range" table:base-cell-address="$Sheet1.$B$1" table:cell-range-address="$Sheet1.$B$1"/>
        <table:named-range table:name="Right_Angle" table:base-cell-address="$Sheet1.$A$39" table:cell-range-address="$Sheet1.$A$39"/>
        <table:named-range table:name="sMIN" table:base-cell-address="$Sheet1.$B$3" table:cell-range-address="$Sheet1.$B$3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1" svg:font-family="Consolas" style:font-family-generic="modern" style:font-pitch="fixed"/>
    <style:font-face style:name="Consolas" svg:font-family="Consolas" style:font-adornments="Bold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4" number:min-decimal-places="14" number:min-integer-digits="1"/>
    </number:number-style>
    <number:number-style style:name="N110">
      <number:number number:decimal-places="15" number:min-decimal-places="15" number:min-integer-digits="1"/>
    </number:number-style>
    <number:number-style style:name="N111">
      <number:number number:decimal-places="16" number:min-decimal-places="16" number:min-integer-digits="1"/>
    </number:number-style>
    <number:number-style style:name="N112">
      <number:number number:decimal-places="17" number:min-decimal-places="17" number:min-integer-digits="1"/>
    </number:number-style>
    <number:number-style style:name="N113">
      <number:number number:decimal-places="18" number:min-decimal-places="18" number:min-integer-digits="1"/>
    </number:number-style>
    <number:number-style style:name="N114">
      <number:number number:decimal-places="19" number:min-decimal-places="19" number:min-integer-digits="1"/>
    </number:number-style>
    <number:number-style style:name="N115">
      <number:number number:decimal-places="20" number:min-decimal-places="20" number:min-integer-digits="1"/>
    </number:number-style>
    <number:number-style style:name="N116">
      <number:number number:decimal-places="1" number:min-decimal-places="1" number:min-integer-digits="1"/>
    </number:number-style>
    <number:number-style style:name="N117">
      <number:number number:decimal-places="13" number:min-decimal-places="13" number:min-integer-digits="1"/>
    </number:number-style>
    <number:number-style style:name="N118">
      <number:number number:decimal-places="12" number:min-decimal-places="12" number:min-integer-digits="1"/>
    </number:number-style>
    <number:number-style style:name="N119">
      <number:number number:decimal-places="11" number:min-decimal-places="11" number:min-integer-digits="1"/>
    </number:number-style>
    <number:number-style style:name="N120">
      <number:number number:decimal-places="10" number:min-decimal-places="10" number:min-integer-digits="1"/>
    </number:number-style>
    <number:number-style style:name="N121">
      <number:number number:decimal-places="9" number:min-decimal-places="9" number:min-integer-digits="1"/>
    </number:number-style>
    <number:number-style style:name="N122">
      <number:number number:decimal-places="8" number:min-decimal-places="8" number:min-integer-digits="1"/>
    </number:number-style>
    <number:number-style style:name="N123">
      <number:number number:decimal-places="7" number:min-decimal-places="7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5">
      <number:number number:decimal-places="5" number:min-decimal-places="5" number:min-integer-digits="1"/>
    </number:number-style>
    <number:number-style style:name="N126">
      <number:number number:decimal-places="4" number:min-decimal-places="4" number:min-integer-digits="1"/>
    </number:number-style>
    <number:number-style style:name="N127">
      <number:number number:decimal-places="3" number:min-decimal-places="3" number:min-integer-digits="1"/>
    </number:number-style>
    <number:number-style style:name="N128">
      <number:scientific-number number:decimal-places="14" number:min-decimal-places="14" number:min-integer-digits="1" number:min-exponent-digits="2" number:exponent-interval="1" number:forced-exponent-sign="true"/>
    </number:number-style>
    <number:number-style style:name="N129">
      <number:scientific-number number:decimal-places="12" number:min-decimal-places="12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7">0000-00-00</text:date>, <text:time style:data-style-name="N2" text:time-value="11:55:36.4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7T07:25:51.955000000</meta:creation-date>
    <dc:date>2020-11-07T11:58:38.102000000</dc:date>
    <meta:editing-duration>PT24M10S</meta:editing-duration>
    <meta:editing-cycles>11</meta:editing-cycles>
    <meta:generator>LibreOffice/7.0.3.1$Windows_X86_64 LibreOffice_project/d7547858d014d4cf69878db179d326fc3483e082</meta:generator>
    <meta:document-statistic meta:table-count="1" meta:cell-count="349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a6a6" draw:fill-color="#ffa6a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347cm" svg:height="13.255cm" xlink:href=".." xlink:type="simple" chart:class="chart:line" chart:style-name="ch1">
        <chart:title svg:x="4.65cm" svg:y="0.637cm" chart:style-name="ch2">
          <text:p>Steering Wheel</text:p>
        </chart:title>
        <chart:subtitle svg:x="10.581cm" svg:y="0.754cm" chart:style-name="ch3">
          <text:p>Linear vs Cosine</text:p>
        </chart:subtitle>
        <chart:legend chart:legend-position="end" svg:x="3.788cm" svg:y="2.156cm" style:legend-expansion="custom" svg:width="8.153cm" svg:height="2.192cm" style:legend-expansion-aspect-ratio="3.71943430656934" chart:style-name="ch4"/>
        <chart:plot-area chart:style-name="ch5" table:cell-range-address="Sheet1.A3:Sheet1.A39 Sheet1.C3:Sheet1.D39 Sheet1.K2:Sheet1.K39" chart:data-source-has-labels="both" svg:x="0.448cm" svg:y="0.277cm" svg:width="16.481cm" svg:height="12.146cm">
          <chart:coordinate-region svg:x="1.255cm" svg:y="0.476cm" svg:width="15.534cm" svg:height="11.081cm"/>
          <chart:axis chart:dimension="x" chart:name="primary-x" chart:style-name="ch6" chartooo:axis-type="auto">
            <chartooo:date-scale/>
            <chart:title svg:x="7.434cm" svg:y="12.464cm" chart:style-name="ch7">
              <text:p>Angle (degrees)</text:p>
            </chart:title>
            <chart:categories table:cell-range-address="Sheet1.A3:Sheet1.A39"/>
          </chart:axis>
          <chart:axis chart:dimension="y" chart:name="primary-y" chart:style-name="ch8">
            <chart:title svg:x="0cm" svg:y="6.884cm" chart:style-name="ch9">
              <text:p>Output</text:p>
            </chart:title>
            <chart:grid chart:style-name="ch10" chart:class="major"/>
          </chart:axis>
          <chart:series chart:style-name="ch11" chart:values-cell-range-address="Sheet1.C3:Sheet1.C39" loext:label-string="&quot;Linear input (lower inverted)&quot;" chart:class="chart:line">
            <chart:data-point chart:repeated="37"/>
          </chart:series>
          <chart:series chart:style-name="ch12" chart:values-cell-range-address="Sheet1.D3:Sheet1.D39" loext:label-string="&quot;Cosine scaling (lower inverted)&quot;" chart:class="chart:line">
            <chart:data-point chart:repeated="37"/>
          </chart:series>
          <chart:series chart:style-name="ch13" chart:values-cell-range-address="Sheet1.K3:Sheet1.K39" chart:label-cell-address="Sheet1.K2:Sheet1.K2" chart:class="chart:line">
            <chart:data-point chart:repeated="3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ear input (lower inverted)</text:p>
              </table:table-cell>
              <table:table-cell office:value-type="string">
                <text:p>Cosine scaling (lower inverted)</text:p>
              </table:table-cell>
              <table:table-cell office:value-type="string">
                <text:p>Calculated Cosine</text:p>
                <draw:g>
                  <svg:desc>Sheet1.K2:Sheet1.K2</svg:desc>
                </draw:g>
              </table:table-cell>
            </table:table-row>
          </table:table-header-rows>
          <table:table-rows>
            <table:table-row>
              <table:table-cell office:value-type="float" office:value="-90">
                <text:p>-90</text:p>
                <draw:g>
                  <svg:desc>Sheet1.A3:Sheet1.A39</svg:desc>
                </draw:g>
              </table:table-cell>
              <table:table-cell office:value-type="float" office:value="780">
                <text:p>780</text:p>
                <draw:g>
                  <svg:desc>Sheet1.C3:Sheet1.C39</svg:desc>
                </draw:g>
              </table:table-cell>
              <table:table-cell office:value-type="float" office:value="780">
                <text:p>780</text:p>
                <draw:g>
                  <svg:desc>Sheet1.D3:Sheet1.D39</svg:desc>
                </draw:g>
              </table:table-cell>
              <table:table-cell office:value-type="float" office:value="0.00000000000003031001">
                <text:p>0.00000000000003031001</text:p>
                <draw:g>
                  <svg:desc>Sheet1.K3:Sheet1.K39</svg:desc>
                </draw:g>
              </table:table-cell>
            </table:table-row>
            <table:table-row>
              <table:table-cell office:value-type="float" office:value="-85">
                <text:p>-85</text:p>
              </table:table-cell>
              <table:table-cell office:value-type="float" office:value="736.666666666667">
                <text:p>736.666666666667</text:p>
              </table:table-cell>
              <table:table-cell office:value-type="float" office:value="712.018520656827">
                <text:p>712.018520656827</text:p>
              </table:table-cell>
              <table:table-cell office:value-type="float" office:value="43.1420926600908">
                <text:p>43.1420926600908</text:p>
              </table:table-cell>
            </table:table-row>
            <table:table-row>
              <table:table-cell office:value-type="float" office:value="-80">
                <text:p>-80</text:p>
              </table:table-cell>
              <table:table-cell office:value-type="float" office:value="693.333333333333">
                <text:p>693.333333333333</text:p>
              </table:table-cell>
              <table:table-cell office:value-type="float" office:value="644.554421419794">
                <text:p>644.554421419794</text:p>
              </table:table-cell>
              <table:table-cell office:value-type="float" office:value="85.9558479451306">
                <text:p>85.9558479451306</text:p>
              </table:table-cell>
            </table:table-row>
            <table:table-row>
              <table:table-cell office:value-type="float" office:value="-75">
                <text:p>-75</text:p>
              </table:table-cell>
              <table:table-cell office:value-type="float" office:value="650">
                <text:p>650</text:p>
              </table:table-cell>
              <table:table-cell office:value-type="float" office:value="578.121144820034">
                <text:p>578.121144820034</text:p>
              </table:table-cell>
              <table:table-cell office:value-type="float" office:value="128.115427325748">
                <text:p>128.115427325748</text:p>
              </table:table-cell>
            </table:table-row>
            <table:table-row>
              <table:table-cell office:value-type="float" office:value="-70">
                <text:p>-70</text:p>
              </table:table-cell>
              <table:table-cell office:value-type="float" office:value="606.666666666667">
                <text:p>606.666666666667</text:p>
              </table:table-cell>
              <table:table-cell office:value-type="float" office:value="513.224288205978">
                <text:p>513.224288205978</text:p>
              </table:table-cell>
              <table:table-cell office:value-type="float" office:value="169.299970946206">
                <text:p>169.299970946206</text:p>
              </table:table-cell>
            </table:table-row>
            <table:table-row>
              <table:table-cell office:value-type="float" office:value="-65">
                <text:p>-65</text:p>
              </table:table-cell>
              <table:table-cell office:value-type="float" office:value="563.333333333333">
                <text:p>563.333333333333</text:p>
              </table:table-cell>
              <table:table-cell office:value-type="float" office:value="450.357755842254">
                <text:p>450.357755842254</text:p>
              </table:table-cell>
              <table:table-cell office:value-type="float" office:value="209.196039561646">
                <text:p>209.196039561646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520">
                <text:p>520</text:p>
              </table:table-cell>
              <table:table-cell office:value-type="float" office:value="390">
                <text:p>390</text:p>
              </table:table-cell>
              <table:table-cell office:value-type="float" office:value="247.5">
                <text:p>247.5</text:p>
              </table:table-cell>
            </table:table-row>
            <table:table-row>
              <table:table-cell office:value-type="float" office:value="-55">
                <text:p>-55</text:p>
              </table:table-cell>
              <table:table-cell office:value-type="float" office:value="476.666666666667">
                <text:p>476.666666666667</text:p>
              </table:table-cell>
              <table:table-cell office:value-type="float" office:value="332.610379646184">
                <text:p>332.610379646184</text:p>
              </table:table-cell>
              <table:table-cell office:value-type="float" office:value="283.920335993768">
                <text:p>283.920335993768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433.333333333333">
                <text:p>433.333333333333</text:p>
              </table:table-cell>
              <table:table-cell office:value-type="float" office:value="278.625664444499">
                <text:p>278.625664444499</text:p>
              </table:table-cell>
              <table:table-cell office:value-type="float" office:value="318.179866794837">
                <text:p>318.179866794837</text:p>
              </table:table-cell>
            </table:table-row>
            <table:table-row>
              <table:table-cell office:value-type="float" office:value="-45">
                <text:p>-45</text:p>
              </table:table-cell>
              <table:table-cell office:value-type="float" office:value="390">
                <text:p>390</text:p>
              </table:table-cell>
              <table:table-cell office:value-type="float" office:value="228.456710674493">
                <text:p>228.456710674493</text:p>
              </table:table-cell>
              <table:table-cell office:value-type="float" office:value="350.017856687341">
                <text:p>350.017856687341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346.666666666667">
                <text:p>346.666666666667</text:p>
              </table:table-cell>
              <table:table-cell office:value-type="float" office:value="182.485334367197">
                <text:p>182.485334367197</text:p>
              </table:table-cell>
              <table:table-cell office:value-type="float" office:value="379.191999343894">
                <text:p>379.191999343894</text:p>
              </table:table-cell>
            </table:table-row>
            <table:table-row>
              <table:table-cell office:value-type="float" office:value="-35">
                <text:p>-35</text:p>
              </table:table-cell>
              <table:table-cell office:value-type="float" office:value="303.333333333333">
                <text:p>303.333333333333</text:p>
              </table:table-cell>
              <table:table-cell office:value-type="float" office:value="141.061405454586">
                <text:p>141.061405454586</text:p>
              </table:table-cell>
              <table:table-cell office:value-type="float" office:value="405.480261923051">
                <text:p>405.480261923051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260">
                <text:p>260</text:p>
              </table:table-cell>
              <table:table-cell office:value-type="float" office:value="104.500185048138">
                <text:p>104.500185048138</text:p>
              </table:table-cell>
              <table:table-cell office:value-type="float" office:value="428.682574873297">
                <text:p>428.682574873297</text:p>
              </table:table-cell>
            </table:table-row>
            <table:table-row>
              <table:table-cell office:value-type="float" office:value="-25">
                <text:p>-25</text:p>
              </table:table-cell>
              <table:table-cell office:value-type="float" office:value="216.666666666667">
                <text:p>216.666666666667</text:p>
              </table:table-cell>
              <table:table-cell office:value-type="float" office:value="73.0799261114131">
                <text:p>73.0799261114131</text:p>
              </table:table-cell>
              <table:table-cell office:value-type="float" office:value="448.622354583142">
                <text:p>448.622354583142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173.333333333333">
                <text:p>173.333333333333</text:p>
              </table:table-cell>
              <table:table-cell office:value-type="float" office:value="47.0397557869915">
                <text:p>47.0397557869915</text:p>
              </table:table-cell>
              <table:table-cell office:value-type="float" office:value="465.147847289025">
                <text:p>465.147847289025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130">
                <text:p>130</text:p>
              </table:table-cell>
              <table:table-cell office:value-type="float" office:value="26.5778554945267">
                <text:p>26.5778554945267</text:p>
              </table:table-cell>
              <table:table-cell office:value-type="float" office:value="478.133284013089">
                <text:p>478.133284013089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11.8499526504777">
                <text:p>11.8499526504777</text:p>
              </table:table-cell>
              <table:table-cell office:value-type="float" office:value="487.479837741043">
                <text:p>487.479837741043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2.96813548843852">
                <text:p>2.96813548843852</text:p>
              </table:table-cell>
              <table:table-cell office:value-type="float" office:value="493.116375555414">
                <text:p>493.11637555541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2.96813548843852">
                <text:p>2.96813548843852</text:p>
              </table:table-cell>
              <table:table-cell office:value-type="float" office:value="496.084511043853">
                <text:p>496.08451104385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11.8499526504777">
                <text:p>11.8499526504777</text:p>
              </table:table-cell>
              <table:table-cell office:value-type="float" office:value="499.329790391521">
                <text:p>499.32979039152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30">
                <text:p>130</text:p>
              </table:table-cell>
              <table:table-cell office:value-type="float" office:value="26.5778554945267">
                <text:p>26.5778554945267</text:p>
              </table:table-cell>
              <table:table-cell office:value-type="float" office:value="504.711139507616">
                <text:p>504.71113950761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73.333333333333">
                <text:p>173.333333333333</text:p>
              </table:table-cell>
              <table:table-cell office:value-type="float" office:value="47.0397557869915">
                <text:p>47.0397557869915</text:p>
              </table:table-cell>
              <table:table-cell office:value-type="float" office:value="512.187603076016">
                <text:p>512.18760307601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16.666666666667">
                <text:p>216.666666666667</text:p>
              </table:table-cell>
              <table:table-cell office:value-type="float" office:value="73.0799261114131">
                <text:p>73.0799261114131</text:p>
              </table:table-cell>
              <table:table-cell office:value-type="float" office:value="521.702280694555">
                <text:p>521.70228069455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60">
                <text:p>260</text:p>
              </table:table-cell>
              <table:table-cell office:value-type="float" office:value="104.500185048138">
                <text:p>104.500185048138</text:p>
              </table:table-cell>
              <table:table-cell office:value-type="float" office:value="533.182759921435">
                <text:p>533.18275992143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03.333333333333">
                <text:p>303.333333333333</text:p>
              </table:table-cell>
              <table:table-cell office:value-type="float" office:value="141.061405454586">
                <text:p>141.061405454586</text:p>
              </table:table-cell>
              <table:table-cell office:value-type="float" office:value="546.541667377637">
                <text:p>546.54166737763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46.666666666667">
                <text:p>346.666666666667</text:p>
              </table:table-cell>
              <table:table-cell office:value-type="float" office:value="182.485334367197">
                <text:p>182.485334367197</text:p>
              </table:table-cell>
              <table:table-cell office:value-type="float" office:value="561.677333711091">
                <text:p>561.67733371109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390">
                <text:p>390</text:p>
              </table:table-cell>
              <table:table-cell office:value-type="float" office:value="228.456710674493">
                <text:p>228.456710674493</text:p>
              </table:table-cell>
              <table:table-cell office:value-type="float" office:value="578.474567361834">
                <text:p>578.47456736183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33.333333333333">
                <text:p>433.333333333333</text:p>
              </table:table-cell>
              <table:table-cell office:value-type="float" office:value="278.625664444499">
                <text:p>278.625664444499</text:p>
              </table:table-cell>
              <table:table-cell office:value-type="float" office:value="596.805531239336">
                <text:p>596.80553123933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476.666666666667">
                <text:p>476.666666666667</text:p>
              </table:table-cell>
              <table:table-cell office:value-type="float" office:value="332.610379646184">
                <text:p>332.610379646184</text:p>
              </table:table-cell>
              <table:table-cell office:value-type="float" office:value="616.530715639952">
                <text:p>616.53071563995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20">
                <text:p>520</text:p>
              </table:table-cell>
              <table:table-cell office:value-type="float" office:value="390">
                <text:p>390</text:p>
              </table:table-cell>
              <table:table-cell office:value-type="float" office:value="637.5">
                <text:p>637.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563.333333333333">
                <text:p>563.333333333333</text:p>
              </table:table-cell>
              <table:table-cell office:value-type="float" office:value="450.357755842254">
                <text:p>450.357755842254</text:p>
              </table:table-cell>
              <table:table-cell office:value-type="float" office:value="659.553795403901">
                <text:p>659.55379540390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606.666666666667">
                <text:p>606.666666666667</text:p>
              </table:table-cell>
              <table:table-cell office:value-type="float" office:value="513.224288205978">
                <text:p>513.224288205978</text:p>
              </table:table-cell>
              <table:table-cell office:value-type="float" office:value="682.524259152184">
                <text:p>682.52425915218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650">
                <text:p>650</text:p>
              </table:table-cell>
              <table:table-cell office:value-type="float" office:value="578.121144820034">
                <text:p>578.121144820034</text:p>
              </table:table-cell>
              <table:table-cell office:value-type="float" office:value="706.236572145782">
                <text:p>706.23657214578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93.333333333333">
                <text:p>693.333333333333</text:p>
              </table:table-cell>
              <table:table-cell office:value-type="float" office:value="644.554421419794">
                <text:p>644.554421419794</text:p>
              </table:table-cell>
              <table:table-cell office:value-type="float" office:value="730.510269364925">
                <text:p>730.510269364925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736.666666666667">
                <text:p>736.666666666667</text:p>
              </table:table-cell>
              <table:table-cell office:value-type="float" office:value="712.018520656827">
                <text:p>712.018520656827</text:p>
              </table:table-cell>
              <table:table-cell office:value-type="float" office:value="755.160613316918">
                <text:p>755.16061331691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780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780">
                <text:p>7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